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alatino Linotype’" svg:font-family="'‘Palatino Linotype’', '‘Book Antiqua’', Palatino,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officeooo:rsid="009e4a33" officeooo:paragraph-rsid="009e4a33"/>
    </style:style>
    <style:style style:name="P116" style:family="paragraph" style:parent-style-name="Standard">
      <style:text-properties officeooo:rsid="009e56b9" officeooo:paragraph-rsid="009e56b9"/>
    </style:style>
    <style:style style:name="P117" style:family="paragraph" style:parent-style-name="Standard">
      <style:text-properties officeooo:rsid="00a1439c" officeooo:paragraph-rsid="00a1439c"/>
    </style:style>
    <style:style style:name="P118" style:family="paragraph" style:parent-style-name="Standard">
      <style:text-properties officeooo:rsid="00a17d88" officeooo:paragraph-rsid="00a17d88"/>
    </style:style>
    <style:style style:name="P119" style:family="paragraph" style:parent-style-name="Standard">
      <style:text-properties officeooo:rsid="00a3492d" officeooo:paragraph-rsid="00a3492d"/>
    </style:style>
    <style:style style:name="P120" style:family="paragraph" style:parent-style-name="Standard">
      <style:text-properties officeooo:rsid="00a4e59b" officeooo:paragraph-rsid="00a4e59b"/>
    </style:style>
    <style:style style:name="P121" style:family="paragraph" style:parent-style-name="Standard">
      <style:text-properties officeooo:rsid="00a4e59b" officeooo:paragraph-rsid="00a59b53"/>
    </style:style>
    <style:style style:name="P122" style:family="paragraph" style:parent-style-name="Standard">
      <style:text-properties officeooo:rsid="00a4e59b" officeooo:paragraph-rsid="00a964e0"/>
    </style:style>
    <style:style style:name="P123" style:family="paragraph" style:parent-style-name="Standard">
      <style:text-properties officeooo:rsid="00a4e59b" officeooo:paragraph-rsid="00ab956c"/>
    </style:style>
    <style:style style:name="P124" style:family="paragraph" style:parent-style-name="Standard">
      <style:text-properties officeooo:rsid="00a4e59b" officeooo:paragraph-rsid="00ad7994"/>
    </style:style>
    <style:style style:name="P125" style:family="paragraph" style:parent-style-name="Standard">
      <style:text-properties officeooo:rsid="00a842ed" officeooo:paragraph-rsid="00a842ed"/>
    </style:style>
    <style:style style:name="P126" style:family="paragraph" style:parent-style-name="Standard">
      <style:text-properties officeooo:rsid="00ab956c" officeooo:paragraph-rsid="00ab956c"/>
    </style:style>
    <style:style style:name="P127" style:family="paragraph" style:parent-style-name="Standard">
      <style:text-properties officeooo:rsid="00ad7994" officeooo:paragraph-rsid="00ad7994"/>
    </style:style>
    <style:style style:name="P128" style:family="paragraph" style:parent-style-name="Standard">
      <style:text-properties officeooo:rsid="00ad82c8" officeooo:paragraph-rsid="00ad82c8"/>
    </style:style>
    <style:style style:name="P129" style:family="paragraph" style:parent-style-name="Standard">
      <style:text-properties officeooo:rsid="00ae2458" officeooo:paragraph-rsid="00ae2458"/>
    </style:style>
    <style:style style:name="P130" style:family="paragraph" style:parent-style-name="Standard">
      <style:text-properties officeooo:rsid="00b17da3" officeooo:paragraph-rsid="00b20f12"/>
    </style:style>
    <style:style style:name="P131" style:family="paragraph" style:parent-style-name="Standard">
      <style:text-properties officeooo:rsid="00b17da3" officeooo:paragraph-rsid="00b3da86"/>
    </style:style>
    <style:style style:name="P132" style:family="paragraph" style:parent-style-name="Standard">
      <style:text-properties officeooo:rsid="00b3da86" officeooo:paragraph-rsid="00b3da86"/>
    </style:style>
    <style:style style:name="P133" style:family="paragraph" style:parent-style-name="Standard">
      <style:text-properties officeooo:rsid="00b90c96" officeooo:paragraph-rsid="00b90c96"/>
    </style:style>
    <style:style style:name="P134" style:family="paragraph" style:parent-style-name="Standard">
      <style:text-properties officeooo:rsid="00bcd48f" officeooo:paragraph-rsid="00bcd48f"/>
    </style:style>
    <style:style style:name="P135" style:family="paragraph" style:parent-style-name="Standard">
      <style:text-properties officeooo:rsid="00bd191a" officeooo:paragraph-rsid="00bd191a"/>
    </style:style>
    <style:style style:name="P136" style:family="paragraph" style:parent-style-name="Standard">
      <style:text-properties officeooo:rsid="00bd45e3" officeooo:paragraph-rsid="00bd45e3"/>
    </style:style>
    <style:style style:name="P137" style:family="paragraph" style:parent-style-name="Standard">
      <style:text-properties officeooo:rsid="00bf1354" officeooo:paragraph-rsid="00bf1354"/>
    </style:style>
    <style:style style:name="P138" style:family="paragraph" style:parent-style-name="Standard">
      <style:text-properties officeooo:rsid="00a59b53" officeooo:paragraph-rsid="00a59b53"/>
    </style:style>
    <style:style style:name="P139" style:family="paragraph" style:parent-style-name="Standard">
      <style:text-properties officeooo:rsid="00a59b53" officeooo:paragraph-rsid="00a964e0"/>
    </style:style>
    <style:style style:name="P140" style:family="paragraph" style:parent-style-name="Standard">
      <style:text-properties officeooo:rsid="00a964e0" officeooo:paragraph-rsid="00a964e0"/>
    </style:style>
    <style:style style:name="P141" style:family="paragraph" style:parent-style-name="Standard">
      <style:text-properties officeooo:rsid="00aa69a4" officeooo:paragraph-rsid="00ab956c"/>
    </style:style>
    <style:style style:name="P142" style:family="paragraph" style:parent-style-name="Standard">
      <style:text-properties officeooo:rsid="00c4a3da" officeooo:paragraph-rsid="00c4a3da"/>
    </style:style>
    <style:style style:name="P143" style:family="paragraph" style:parent-style-name="Standard">
      <style:text-properties officeooo:rsid="00c697bf" officeooo:paragraph-rsid="00c697bf"/>
    </style:style>
    <style:style style:name="P144" style:family="paragraph" style:parent-style-name="Standard">
      <style:text-properties officeooo:rsid="00c83d71" officeooo:paragraph-rsid="00c9fd0c"/>
    </style:style>
    <style:style style:name="P145" style:family="paragraph" style:parent-style-name="Standard">
      <style:text-properties officeooo:rsid="00c83d71" officeooo:paragraph-rsid="00cbbb08"/>
    </style:style>
    <style:style style:name="P146" style:family="paragraph" style:parent-style-name="Standard">
      <style:text-properties officeooo:rsid="00c83d71" officeooo:paragraph-rsid="00cc06de"/>
    </style:style>
    <style:style style:name="P147" style:family="paragraph" style:parent-style-name="Standard">
      <style:text-properties officeooo:rsid="00ce485a" officeooo:paragraph-rsid="00ce485a"/>
    </style:style>
    <style:style style:name="P148" style:family="paragraph" style:parent-style-name="Standard">
      <style:text-properties officeooo:rsid="00d41929" officeooo:paragraph-rsid="00d41929"/>
    </style:style>
    <style:style style:name="P149" style:family="paragraph" style:parent-style-name="Standard">
      <style:text-properties officeooo:rsid="00d41929" officeooo:paragraph-rsid="00d59254"/>
    </style:style>
    <style:style style:name="P150" style:family="paragraph" style:parent-style-name="Standard">
      <style:text-properties officeooo:rsid="00d59254" officeooo:paragraph-rsid="00d59254"/>
    </style:style>
    <style:style style:name="P151" style:family="paragraph" style:parent-style-name="Standard">
      <style:text-properties officeooo:rsid="00d59254" officeooo:paragraph-rsid="00d9880b"/>
    </style:style>
    <style:style style:name="P152" style:family="paragraph" style:parent-style-name="Standard">
      <style:text-properties officeooo:rsid="00d59254" officeooo:paragraph-rsid="00dcd87f"/>
    </style:style>
    <style:style style:name="P153" style:family="paragraph" style:parent-style-name="Standard">
      <style:text-properties officeooo:rsid="00c9fd0c" officeooo:paragraph-rsid="00cbbb08"/>
    </style:style>
    <style:style style:name="P154" style:family="paragraph" style:parent-style-name="Standard">
      <style:text-properties officeooo:rsid="00cbbb08" officeooo:paragraph-rsid="00cbbb08"/>
    </style:style>
    <style:style style:name="P155" style:family="paragraph" style:parent-style-name="Standard">
      <style:text-properties officeooo:rsid="00cbbb08" officeooo:paragraph-rsid="00cc06de"/>
    </style:style>
    <style:style style:name="P156" style:family="paragraph" style:parent-style-name="Standard">
      <style:text-properties officeooo:rsid="00cc06de" officeooo:paragraph-rsid="00cc06de"/>
    </style:style>
    <style:style style:name="P157" style:family="paragraph" style:parent-style-name="Standard">
      <style:text-properties officeooo:rsid="00daef60" officeooo:paragraph-rsid="00db2106"/>
    </style:style>
    <style:style style:name="P158" style:family="paragraph" style:parent-style-name="Standard">
      <style:text-properties officeooo:rsid="00db58ac" officeooo:paragraph-rsid="00db58ac"/>
    </style:style>
    <style:style style:name="P159" style:family="paragraph" style:parent-style-name="Standard">
      <style:text-properties officeooo:rsid="00de46a3" officeooo:paragraph-rsid="00de46a3"/>
    </style:style>
    <style:style style:name="P160" style:family="paragraph" style:parent-style-name="Standard">
      <style:text-properties officeooo:rsid="00e07e9c" officeooo:paragraph-rsid="00e07e9c"/>
    </style:style>
    <style:style style:name="P161" style:family="paragraph" style:parent-style-name="Standard">
      <style:text-properties officeooo:rsid="00d9880b" officeooo:paragraph-rsid="00d9880b"/>
    </style:style>
    <style:style style:name="P162" style:family="paragraph" style:parent-style-name="Standard">
      <style:text-properties officeooo:rsid="00db2106" officeooo:paragraph-rsid="00db2106"/>
    </style:style>
    <style:style style:name="P163" style:family="paragraph" style:parent-style-name="Standard">
      <style:text-properties officeooo:rsid="00e28408" officeooo:paragraph-rsid="00e28408"/>
    </style:style>
    <style:style style:name="P164" style:family="paragraph" style:parent-style-name="Standard">
      <style:text-properties officeooo:rsid="00e28408" officeooo:paragraph-rsid="00e65f9c"/>
    </style:style>
    <style:style style:name="P165" style:family="paragraph" style:parent-style-name="Standard">
      <style:text-properties officeooo:rsid="00e702bd" officeooo:paragraph-rsid="00e702bd"/>
    </style:style>
    <style:style style:name="P166" style:family="paragraph" style:parent-style-name="Standard">
      <style:text-properties officeooo:rsid="00e702bd" officeooo:paragraph-rsid="00e893b2"/>
    </style:style>
    <style:style style:name="P167" style:family="paragraph" style:parent-style-name="Standard">
      <style:text-properties officeooo:rsid="00e893b2" officeooo:paragraph-rsid="00e893b2"/>
    </style:style>
    <style:style style:name="P168" style:family="paragraph" style:parent-style-name="Standard">
      <style:text-properties officeooo:rsid="00e893b2" officeooo:paragraph-rsid="00e974c0"/>
    </style:style>
    <style:style style:name="P169" style:family="paragraph" style:parent-style-name="Standard">
      <style:text-properties officeooo:rsid="00e893b2" officeooo:paragraph-rsid="00eb4528"/>
    </style:style>
    <style:style style:name="P170" style:family="paragraph" style:parent-style-name="Standard">
      <style:text-properties officeooo:rsid="00eb4528" officeooo:paragraph-rsid="00eb4528"/>
    </style:style>
    <style:style style:name="P171" style:family="paragraph" style:parent-style-name="Standard">
      <style:text-properties officeooo:rsid="00eb4528" officeooo:paragraph-rsid="00f10998"/>
    </style:style>
    <style:style style:name="P172" style:family="paragraph" style:parent-style-name="Standard">
      <style:text-properties officeooo:rsid="00ed32d2" officeooo:paragraph-rsid="00ed32d2"/>
    </style:style>
    <style:style style:name="P173" style:family="paragraph" style:parent-style-name="Standard">
      <style:text-properties officeooo:rsid="00e65f9c" officeooo:paragraph-rsid="00e65f9c"/>
    </style:style>
    <style:style style:name="P174" style:family="paragraph" style:parent-style-name="Standard">
      <style:text-properties officeooo:rsid="00e974c0" officeooo:paragraph-rsid="00e974c0"/>
    </style:style>
    <style:style style:name="P175" style:family="paragraph" style:parent-style-name="Standard">
      <style:text-properties officeooo:rsid="00eedcce" officeooo:paragraph-rsid="00eedcce"/>
    </style:style>
    <style:style style:name="P176" style:family="paragraph" style:parent-style-name="Standard">
      <style:text-properties officeooo:rsid="00ef4d2f" officeooo:paragraph-rsid="00ef4d2f"/>
    </style:style>
    <style:style style:name="P177" style:family="paragraph" style:parent-style-name="Standard">
      <style:text-properties officeooo:rsid="00f01827" officeooo:paragraph-rsid="00f01827"/>
    </style:style>
    <style:style style:name="P178" style:family="paragraph" style:parent-style-name="Standard">
      <style:text-properties officeooo:rsid="00f10998" officeooo:paragraph-rsid="00f10998"/>
    </style:style>
    <style:style style:name="P179" style:family="paragraph" style:parent-style-name="Standard">
      <style:text-properties officeooo:rsid="00f6c852" officeooo:paragraph-rsid="00f6c852"/>
    </style:style>
    <style:style style:name="P180" style:family="paragraph" style:parent-style-name="Standard">
      <style:text-properties officeooo:rsid="00f8322f" officeooo:paragraph-rsid="00f8322f"/>
    </style:style>
    <style:style style:name="P181" style:family="paragraph" style:parent-style-name="Standard">
      <style:text-properties officeooo:rsid="00f92d06" officeooo:paragraph-rsid="00f92d06"/>
    </style:style>
    <style:style style:name="P182" style:family="paragraph" style:parent-style-name="Standard">
      <style:text-properties officeooo:rsid="00fae68f" officeooo:paragraph-rsid="00fae68f"/>
    </style:style>
    <style:style style:name="P183" style:family="paragraph" style:parent-style-name="Standard">
      <style:text-properties officeooo:rsid="00fd0023" officeooo:paragraph-rsid="00fd0023"/>
    </style:style>
    <style:style style:name="P184" style:family="paragraph" style:parent-style-name="Standard">
      <style:text-properties officeooo:rsid="00fe8261" officeooo:paragraph-rsid="00fe8261"/>
    </style:style>
    <style:style style:name="P185" style:family="paragraph" style:parent-style-name="Standard">
      <style:text-properties officeooo:rsid="00fe8261" officeooo:paragraph-rsid="00feefd9"/>
    </style:style>
    <style:style style:name="P186" style:family="paragraph" style:parent-style-name="Standard">
      <style:text-properties officeooo:rsid="00feefd9" officeooo:paragraph-rsid="00feefd9"/>
    </style:style>
    <style:style style:name="P187" style:family="paragraph" style:parent-style-name="Standard">
      <style:text-properties officeooo:rsid="00ff7e65" officeooo:paragraph-rsid="00ff7e65"/>
    </style:style>
    <style:style style:name="P188" style:family="paragraph" style:parent-style-name="Standard">
      <style:text-properties officeooo:rsid="01012a1f" officeooo:paragraph-rsid="01012a1f"/>
    </style:style>
    <style:style style:name="P189" style:family="paragraph" style:parent-style-name="Standard">
      <style:text-properties officeooo:rsid="0101ac2a" officeooo:paragraph-rsid="0101ac2a"/>
    </style:style>
    <style:style style:name="P190" style:family="paragraph" style:parent-style-name="Standard">
      <style:text-properties officeooo:rsid="01053fa8" officeooo:paragraph-rsid="01053fa8"/>
    </style:style>
    <style:style style:name="P191" style:family="paragraph" style:parent-style-name="Standard">
      <style:text-properties officeooo:rsid="010759de" officeooo:paragraph-rsid="010759de"/>
    </style:style>
    <style:style style:name="P192" style:family="paragraph" style:parent-style-name="Standard">
      <style:text-properties officeooo:rsid="01093011" officeooo:paragraph-rsid="01093011"/>
    </style:style>
    <style:style style:name="P193" style:family="paragraph" style:parent-style-name="Standard">
      <style:text-properties officeooo:rsid="01093011" officeooo:paragraph-rsid="010b9775"/>
    </style:style>
    <style:style style:name="P194" style:family="paragraph" style:parent-style-name="Standard">
      <style:text-properties officeooo:rsid="010b9775" officeooo:paragraph-rsid="010b9775"/>
    </style:style>
    <style:style style:name="P195" style:family="paragraph" style:parent-style-name="Standard">
      <style:text-properties officeooo:rsid="010b9775" officeooo:paragraph-rsid="010fbe1b"/>
    </style:style>
    <style:style style:name="P196" style:family="paragraph" style:parent-style-name="Standard">
      <style:text-properties officeooo:rsid="010b9775" officeooo:paragraph-rsid="0110b5e4"/>
    </style:style>
    <style:style style:name="P197" style:family="paragraph" style:parent-style-name="Standard">
      <style:text-properties officeooo:rsid="0110b5e4" officeooo:paragraph-rsid="0110b5e4"/>
    </style:style>
    <style:style style:name="P198" style:family="paragraph" style:parent-style-name="Standard">
      <style:text-properties officeooo:rsid="0110b5e4" officeooo:paragraph-rsid="01116b84"/>
    </style:style>
    <style:style style:name="P199" style:family="paragraph" style:parent-style-name="Standard">
      <style:text-properties officeooo:rsid="01116b84" officeooo:paragraph-rsid="01116b84"/>
    </style:style>
    <style:style style:name="P200" style:family="paragraph" style:parent-style-name="Standard">
      <style:text-properties officeooo:rsid="01164aed" officeooo:paragraph-rsid="01164aed"/>
    </style:style>
    <style:style style:name="P201" style:family="paragraph" style:parent-style-name="Standard">
      <style:text-properties officeooo:rsid="0117c60e" officeooo:paragraph-rsid="0117c60e"/>
    </style:style>
    <style:style style:name="P202" style:family="paragraph" style:parent-style-name="Standard">
      <style:text-properties officeooo:rsid="011961bb" officeooo:paragraph-rsid="011961bb"/>
    </style:style>
    <style:style style:name="P203" style:family="paragraph" style:parent-style-name="Standard">
      <style:text-properties officeooo:rsid="011a55fc" officeooo:paragraph-rsid="011a55fc"/>
    </style:style>
    <style:style style:name="P204" style:family="paragraph" style:parent-style-name="Standard">
      <style:text-properties officeooo:rsid="011c5209" officeooo:paragraph-rsid="011c5209"/>
    </style:style>
    <style:style style:name="P205" style:family="paragraph" style:parent-style-name="Standard">
      <style:text-properties officeooo:rsid="011c5209" officeooo:paragraph-rsid="011c7cc3"/>
    </style:style>
    <style:style style:name="P206" style:family="paragraph" style:parent-style-name="Standard">
      <style:text-properties officeooo:rsid="011fd6af" officeooo:paragraph-rsid="011fd6af"/>
    </style:style>
    <style:style style:name="P207" style:family="paragraph" style:parent-style-name="Standard">
      <style:text-properties officeooo:rsid="01208349" officeooo:paragraph-rsid="01208349"/>
    </style:style>
    <style:style style:name="P208" style:family="paragraph" style:parent-style-name="Standard">
      <style:text-properties officeooo:rsid="011c5209" officeooo:paragraph-rsid="011c5209"/>
    </style:style>
    <style:style style:name="P209" style:family="paragraph" style:parent-style-name="Standard">
      <style:text-properties officeooo:rsid="012189fa" officeooo:paragraph-rsid="012189fa"/>
    </style:style>
    <style:style style:name="P210" style:family="paragraph" style:parent-style-name="Standard">
      <style:text-properties officeooo:rsid="012368b0" officeooo:paragraph-rsid="012368b0"/>
    </style:style>
    <style:style style:name="P211" style:family="paragraph" style:parent-style-name="Standard">
      <style:text-properties officeooo:rsid="01246c08" officeooo:paragraph-rsid="01246c08"/>
    </style:style>
    <style:style style:name="P212" style:family="paragraph" style:parent-style-name="Standard">
      <style:text-properties officeooo:rsid="0124f06d" officeooo:paragraph-rsid="0124f06d"/>
    </style:style>
    <style:style style:name="P213" style:family="paragraph" style:parent-style-name="Standard">
      <style:text-properties officeooo:rsid="0125a57d" officeooo:paragraph-rsid="0125a57d"/>
    </style:style>
    <style:style style:name="P214" style:family="paragraph" style:parent-style-name="Standard">
      <style:text-properties officeooo:rsid="0125a57d" officeooo:paragraph-rsid="0126c004"/>
    </style:style>
    <style:style style:name="P215" style:family="paragraph" style:parent-style-name="Standard">
      <style:text-properties officeooo:rsid="0126c004" officeooo:paragraph-rsid="0126c004"/>
    </style:style>
    <style:style style:name="P216" style:family="paragraph" style:parent-style-name="Standard">
      <style:text-properties officeooo:rsid="012761c3" officeooo:paragraph-rsid="012761c3"/>
    </style:style>
    <style:style style:name="P217" style:family="paragraph" style:parent-style-name="Standard">
      <style:text-properties officeooo:rsid="0128f81e" officeooo:paragraph-rsid="0128f81e"/>
    </style:style>
    <style:style style:name="P218" style:family="paragraph" style:parent-style-name="Standard">
      <style:text-properties officeooo:rsid="0129c86f" officeooo:paragraph-rsid="0129c86f"/>
    </style:style>
    <style:style style:name="P219" style:family="paragraph" style:parent-style-name="Standard">
      <style:text-properties officeooo:rsid="0129c86f" officeooo:paragraph-rsid="0129fc6e"/>
    </style:style>
    <style:style style:name="P220" style:family="paragraph" style:parent-style-name="Standard">
      <style:text-properties officeooo:rsid="012c32b3" officeooo:paragraph-rsid="012c32b3"/>
    </style:style>
    <style:style style:name="P221" style:family="paragraph" style:parent-style-name="Standard">
      <style:text-properties officeooo:rsid="012dae53" officeooo:paragraph-rsid="013166e2"/>
    </style:style>
    <style:style style:name="P222" style:family="paragraph" style:parent-style-name="Standard">
      <style:text-properties officeooo:rsid="012dae53" officeooo:paragraph-rsid="01321b4e"/>
    </style:style>
    <style:style style:name="P223" style:family="paragraph" style:parent-style-name="Standard">
      <style:text-properties officeooo:rsid="012dae53" officeooo:paragraph-rsid="01322f83"/>
    </style:style>
    <style:style style:name="P224" style:family="paragraph" style:parent-style-name="Standard">
      <style:text-properties officeooo:rsid="012dae53" officeooo:paragraph-rsid="0132561b"/>
    </style:style>
    <style:style style:name="P225" style:family="paragraph" style:parent-style-name="Standard">
      <style:text-properties officeooo:rsid="012dae53" officeooo:paragraph-rsid="01337596"/>
    </style:style>
    <style:style style:name="P226" style:family="paragraph" style:parent-style-name="Standard">
      <style:text-properties officeooo:rsid="01350bcb" officeooo:paragraph-rsid="01350bcb"/>
    </style:style>
    <style:style style:name="P227" style:family="paragraph" style:parent-style-name="Standard">
      <style:text-properties officeooo:rsid="01350bcb" officeooo:paragraph-rsid="013beda3"/>
    </style:style>
    <style:style style:name="P228" style:family="paragraph" style:parent-style-name="Standard">
      <style:text-properties officeooo:rsid="013d4241" officeooo:paragraph-rsid="013d4241"/>
    </style:style>
    <style:style style:name="P229" style:family="paragraph" style:parent-style-name="Standard">
      <style:text-properties officeooo:rsid="0140113d" officeooo:paragraph-rsid="0140e608"/>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normal" style:font-style-asian="normal" style:font-style-complex="normal"/>
    </style:style>
    <style:style style:name="T102" style:family="text">
      <style:text-properties fo:font-style="normal" officeooo:rsid="0089fd36" style:font-style-asian="normal" style:font-style-complex="normal"/>
    </style:style>
    <style:style style:name="T103" style:family="text">
      <style:text-properties fo:font-style="normal" officeooo:rsid="008aca27" style:font-style-asian="normal" style:font-style-complex="normal"/>
    </style:style>
    <style:style style:name="T104" style:family="text">
      <style:text-properties fo:font-style="normal" officeooo:rsid="008ba337" style:font-style-asian="normal" style:font-style-complex="normal"/>
    </style:style>
    <style:style style:name="T105" style:family="text">
      <style:text-properties fo:font-style="normal" officeooo:rsid="008c0e76" style:font-style-asian="normal" style:font-style-complex="normal"/>
    </style:style>
    <style:style style:name="T106" style:family="text">
      <style:text-properties fo:font-style="normal" officeooo:rsid="008d5202" style:font-style-asian="normal" style:font-style-complex="normal"/>
    </style:style>
    <style:style style:name="T107" style:family="text">
      <style:text-properties fo:font-style="normal" officeooo:rsid="00981727" style:font-style-asian="normal" style:font-style-complex="normal"/>
    </style:style>
    <style:style style:name="T108" style:family="text">
      <style:text-properties officeooo:rsid="008e8553"/>
    </style:style>
    <style:style style:name="T109" style:family="text">
      <style:text-properties officeooo:rsid="008f165b"/>
    </style:style>
    <style:style style:name="T110" style:family="text">
      <style:text-properties officeooo:rsid="008fbb73"/>
    </style:style>
    <style:style style:name="T111" style:family="text">
      <style:text-properties officeooo:rsid="00905097"/>
    </style:style>
    <style:style style:name="T112" style:family="text">
      <style:text-properties officeooo:rsid="009234b5"/>
    </style:style>
    <style:style style:name="T113" style:family="text">
      <style:text-properties officeooo:rsid="0093cedc"/>
    </style:style>
    <style:style style:name="T114" style:family="text">
      <style:text-properties officeooo:rsid="0093ec60"/>
    </style:style>
    <style:style style:name="T115" style:family="text">
      <style:text-properties officeooo:rsid="0097284c"/>
    </style:style>
    <style:style style:name="T116" style:family="text">
      <style:text-properties officeooo:rsid="00981791"/>
    </style:style>
    <style:style style:name="T117" style:family="text">
      <style:text-properties officeooo:rsid="00995077"/>
    </style:style>
    <style:style style:name="T118" style:family="text">
      <style:text-properties officeooo:rsid="009a5b64"/>
    </style:style>
    <style:style style:name="T119" style:family="text">
      <style:text-properties officeooo:rsid="009c10d9"/>
    </style:style>
    <style:style style:name="T120" style:family="text">
      <style:text-properties officeooo:rsid="009dc518"/>
    </style:style>
    <style:style style:name="T121" style:family="text">
      <style:text-properties officeooo:rsid="009e56b9"/>
    </style:style>
    <style:style style:name="T122" style:family="text">
      <style:text-properties officeooo:rsid="00a1439c"/>
    </style:style>
    <style:style style:name="T123" style:family="text">
      <style:text-properties officeooo:rsid="00a17d88"/>
    </style:style>
    <style:style style:name="T124" style:family="text">
      <style:text-properties officeooo:rsid="00a59b53"/>
    </style:style>
    <style:style style:name="T125" style:family="text">
      <style:text-properties officeooo:rsid="00a68b83"/>
    </style:style>
    <style:style style:name="T126" style:family="text">
      <style:text-properties officeooo:rsid="00a842ed"/>
    </style:style>
    <style:style style:name="T127" style:family="text">
      <style:text-properties officeooo:rsid="00a964e0"/>
    </style:style>
    <style:style style:name="T128" style:family="text">
      <style:text-properties officeooo:rsid="00ad7994"/>
    </style:style>
    <style:style style:name="T129" style:family="text">
      <style:text-properties officeooo:rsid="00af2f1d"/>
    </style:style>
    <style:style style:name="T130" style:family="text">
      <style:text-properties officeooo:rsid="00b20f12"/>
    </style:style>
    <style:style style:name="T131" style:family="text">
      <style:text-properties officeooo:rsid="00b3da86"/>
    </style:style>
    <style:style style:name="T132" style:family="text">
      <style:text-properties officeooo:rsid="00b5c8c0"/>
    </style:style>
    <style:style style:name="T133" style:family="text">
      <style:text-properties officeooo:rsid="00b79399"/>
    </style:style>
    <style:style style:name="T134" style:family="text">
      <style:text-properties officeooo:rsid="00ba6775"/>
    </style:style>
    <style:style style:name="T135" style:family="text">
      <style:text-properties officeooo:rsid="00baec57"/>
    </style:style>
    <style:style style:name="T136" style:family="text">
      <style:text-properties officeooo:rsid="00bd191a"/>
    </style:style>
    <style:style style:name="T137" style:family="text">
      <style:text-properties officeooo:rsid="00bf1354"/>
    </style:style>
    <style:style style:name="T138" style:family="text">
      <style:text-properties officeooo:rsid="00c0d942"/>
    </style:style>
    <style:style style:name="T139" style:family="text">
      <style:text-properties officeooo:rsid="00c4a3da"/>
    </style:style>
    <style:style style:name="T140" style:family="text">
      <style:text-properties officeooo:rsid="00c697bf"/>
    </style:style>
    <style:style style:name="T141" style:family="text">
      <style:text-properties officeooo:rsid="00c9fd0c"/>
    </style:style>
    <style:style style:name="T142" style:family="text">
      <style:text-properties officeooo:rsid="00cf83ce"/>
    </style:style>
    <style:style style:name="T143" style:family="text">
      <style:text-properties officeooo:rsid="00d1e2c4"/>
    </style:style>
    <style:style style:name="T144" style:family="text">
      <style:text-properties officeooo:rsid="00d3c3a7"/>
    </style:style>
    <style:style style:name="T145" style:family="text">
      <style:text-properties officeooo:rsid="00d3de94"/>
    </style:style>
    <style:style style:name="T146" style:family="text">
      <style:text-properties officeooo:rsid="00d41929"/>
    </style:style>
    <style:style style:name="T147" style:family="text">
      <style:text-properties officeooo:rsid="00d59254"/>
    </style:style>
    <style:style style:name="T148" style:family="text">
      <style:text-properties officeooo:rsid="00da0c9b"/>
    </style:style>
    <style:style style:name="T149" style:family="text">
      <style:text-properties officeooo:rsid="00daef60"/>
    </style:style>
    <style:style style:name="T150" style:family="text">
      <style:text-properties officeooo:rsid="00db2106"/>
    </style:style>
    <style:style style:name="T151" style:family="text">
      <style:text-properties officeooo:rsid="00db58ac"/>
    </style:style>
    <style:style style:name="T152" style:family="text">
      <style:text-properties officeooo:rsid="00de7587"/>
    </style:style>
    <style:style style:name="T153" style:family="text">
      <style:text-properties officeooo:rsid="00e07e9c"/>
    </style:style>
    <style:style style:name="T154" style:family="text">
      <style:text-properties officeooo:rsid="00e16c9f"/>
    </style:style>
    <style:style style:name="T155" style:family="text">
      <style:text-properties officeooo:rsid="00e2fc19"/>
    </style:style>
    <style:style style:name="T156" style:family="text">
      <style:text-properties officeooo:rsid="00e5be1d"/>
    </style:style>
    <style:style style:name="T157" style:family="text">
      <style:text-properties officeooo:rsid="00e65f9c"/>
    </style:style>
    <style:style style:name="T158" style:family="text">
      <style:text-properties officeooo:rsid="00e702bd"/>
    </style:style>
    <style:style style:name="T159" style:family="text">
      <style:text-properties officeooo:rsid="00e893b2"/>
    </style:style>
    <style:style style:name="T160" style:family="text">
      <style:text-properties officeooo:rsid="00e974c0"/>
    </style:style>
    <style:style style:name="T161" style:family="text">
      <style:text-properties officeooo:rsid="00eb4528"/>
    </style:style>
    <style:style style:name="T162" style:family="text">
      <style:text-properties officeooo:rsid="00ecb539"/>
    </style:style>
    <style:style style:name="T163" style:family="text">
      <style:text-properties officeooo:rsid="00f01827"/>
    </style:style>
    <style:style style:name="T164" style:family="text">
      <style:text-properties officeooo:rsid="00f10998"/>
    </style:style>
    <style:style style:name="T165" style:family="text">
      <style:text-properties officeooo:rsid="00f2d1ad"/>
    </style:style>
    <style:style style:name="T166" style:family="text">
      <style:text-properties officeooo:rsid="00f66046"/>
    </style:style>
    <style:style style:name="T167" style:family="text">
      <style:text-properties officeooo:rsid="00f92d06"/>
    </style:style>
    <style:style style:name="T168" style:family="text">
      <style:text-properties officeooo:rsid="00fae68f"/>
    </style:style>
    <style:style style:name="T169" style:family="text">
      <style:text-properties officeooo:rsid="00fbe7fd"/>
    </style:style>
    <style:style style:name="T170" style:family="text">
      <style:text-properties officeooo:rsid="00fd0023"/>
    </style:style>
    <style:style style:name="T171" style:family="text">
      <style:text-properties officeooo:rsid="00feefd9"/>
    </style:style>
    <style:style style:name="T172" style:family="text">
      <style:text-properties officeooo:rsid="0101ac2a"/>
    </style:style>
    <style:style style:name="T173" style:family="text">
      <style:text-properties officeooo:rsid="01044d93"/>
    </style:style>
    <style:style style:name="T174" style:family="text">
      <style:text-properties officeooo:rsid="0105fd61"/>
    </style:style>
    <style:style style:name="T175" style:family="text">
      <style:text-properties officeooo:rsid="01093011"/>
    </style:style>
    <style:style style:name="T176" style:family="text">
      <style:text-properties officeooo:rsid="010a04b4"/>
    </style:style>
    <style:style style:name="T177" style:family="text">
      <style:text-properties officeooo:rsid="010b9775"/>
    </style:style>
    <style:style style:name="T178" style:family="text">
      <style:text-properties officeooo:rsid="010ddfce"/>
    </style:style>
    <style:style style:name="T179" style:family="text">
      <style:text-properties officeooo:rsid="010fbe1b"/>
    </style:style>
    <style:style style:name="T180" style:family="text">
      <style:text-properties officeooo:rsid="0110b5e4"/>
    </style:style>
    <style:style style:name="T181" style:family="text">
      <style:text-properties officeooo:rsid="01116b84"/>
    </style:style>
    <style:style style:name="T182" style:family="text">
      <style:text-properties officeooo:rsid="01164aed"/>
    </style:style>
    <style:style style:name="T183" style:family="text">
      <style:text-properties officeooo:rsid="0117c60e"/>
    </style:style>
    <style:style style:name="T184" style:family="text">
      <style:text-properties officeooo:rsid="011a149f"/>
    </style:style>
    <style:style style:name="T185" style:family="text">
      <style:text-properties officeooo:rsid="011c7cc3"/>
    </style:style>
    <style:style style:name="T186" style:family="text">
      <style:text-properties officeooo:rsid="011dece1"/>
    </style:style>
    <style:style style:name="T187" style:family="text">
      <style:text-properties officeooo:rsid="01208349"/>
    </style:style>
    <style:style style:name="T188" style:family="text">
      <style:text-properties officeooo:rsid="0125a57d"/>
    </style:style>
    <style:style style:name="T189" style:family="text">
      <style:text-properties officeooo:rsid="0125ab65"/>
    </style:style>
    <style:style style:name="T190" style:family="text">
      <style:text-properties officeooo:rsid="0125b07c"/>
    </style:style>
    <style:style style:name="T191" style:family="text">
      <style:text-properties officeooo:rsid="0126c004"/>
    </style:style>
    <style:style style:name="T192" style:family="text">
      <style:text-properties officeooo:rsid="0129fc6e"/>
    </style:style>
    <style:style style:name="T193" style:family="text">
      <style:text-properties officeooo:rsid="012c32b3"/>
    </style:style>
    <style:style style:name="T194" style:family="text">
      <style:text-properties officeooo:rsid="012dae53"/>
    </style:style>
    <style:style style:name="T195" style:family="text">
      <style:text-properties officeooo:rsid="013166e2"/>
    </style:style>
    <style:style style:name="T196" style:family="text">
      <style:text-properties officeooo:rsid="01321b4e"/>
    </style:style>
    <style:style style:name="T197" style:family="text">
      <style:text-properties officeooo:rsid="01322f83"/>
    </style:style>
    <style:style style:name="T198" style:family="text">
      <style:text-properties officeooo:rsid="0132561b"/>
    </style:style>
    <style:style style:name="T199" style:family="text">
      <style:text-properties officeooo:rsid="01337596"/>
    </style:style>
    <style:style style:name="T200" style:family="text">
      <style:text-properties officeooo:rsid="01383b02"/>
    </style:style>
    <style:style style:name="T201" style:family="text">
      <style:text-properties officeooo:rsid="013a05f0"/>
    </style:style>
    <style:style style:name="T202" style:family="text">
      <style:text-properties officeooo:rsid="013e912b"/>
    </style:style>
    <style:style style:name="T203" style:family="text">
      <style:text-properties officeooo:rsid="013f1646"/>
    </style:style>
    <style:style style:name="T204" style:family="text">
      <style:text-properties officeooo:rsid="0140e608"/>
    </style:style>
    <style:style style:name="T205" style:family="text">
      <style:text-properties officeooo:rsid="014216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18">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17">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15">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43">waded into the water up to her shoulders and </text:span>half dragged the body back.</text:p>
      <text:p text:style-name="P84"/>
      <text:p text:style-name="P84"><text:span text:style-name="T144">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45">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1">Quentin said in Elvish.</text:span></text:p>
      <text:p text:style-name="P112"/>
      <text:p text:style-name="P102"><text:span text:style-name="T101">To Tzuras credit, he recovered much </text:span><text:span text:style-name="T107">quicker</text:span><text:span text:style-name="T101"> than Quentin expected. </text:span></text:p>
      <text:p text:style-name="P112"/>
      <text:p text:style-name="P102"><text:span text:style-name="T101">“</text:span><text:span text:style-name="T99">How can one such as you be an Elf Friend?</text:span><text:span text:style-name="T101">” </text:span><text:span text:style-name="T104">Disbelief was plastered across the elf's face. </text:span></text:p>
      <text:p text:style-name="P112"/>
      <text:p text:style-name="P103"><text:span text:style-name="T102">And finally the snide smile ran from Quentin's </text:span><text:span text:style-name="T105">mouth</text:span><text:span text:style-name="T102">, and exhaustion showed for a moment. He let his arms hang limp as if the memory cost him. The elvish dropped from his mouth and he continued slowly in northern.</text:span></text:p>
      <text:p text:style-name="P113"/>
      <text:p text:style-name="P104"><text:soft-page-break/><text:span text:style-name="T102">“A long time ago, my brother took the hand of an Elvish maid. The </text:span><text:span text:style-name="T103">sadness took both of them. </text:span><text:span text:style-name="T107">Her at first, and then him as she dragged him in.</text:span><text:span text:style-name="T103"> But they had the right of mind to provide for their daughter.</text:span><text:span text:style-name="T102">” </text:span><text:span text:style-name="T103">Quentin glanced at Thella, still asleep before the fire. </text:span></text:p>
      <text:p text:style-name="P114"/>
      <text:p text:style-name="P104"><text:span text:style-name="T103">“I vowed to keep her safe in perhaps a peak of emotion, when it became clear there was no stopping them. I do love her. I did love them. But an old </text:span><text:span text:style-name="T106">bitter</text:span><text:span text:style-name="T103">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08">She does not look elven. But even still, her sickness, it is the sadness?</text:span>”</text:p>
      <text:p text:style-name="P105"/>
      <text:p text:style-name="P106">Quentin shook his head. “Something like that. <text:span text:style-name="T116">Only a shadow, a </text:span>manifestation of it. <text:span text:style-name="T116">Unlike the real thing,</text:span> <text:span text:style-name="T116">I have hope it can be cured, if only I can get the right knowledge.</text:span> Not even the half blooded are spared. <text:span text:style-name="T109">Thankfully she inherited her father's looks.</text:span>”</text:p>
      <text:p text:style-name="P106"/>
      <text:p text:style-name="P106">“<text:span text:style-name="T109">Is there something wrong with being an elf?</text:span>”</text:p>
      <text:p text:style-name="P106"/>
      <text:p text:style-name="P106">“<text:span text:style-name="T109">Yes. For a child among humans, unlearnt, bigoted humans.</text:span>”</text:p>
      <text:p text:style-name="P105"/>
      <text:p text:style-name="P105">“<text:span text:style-name="T109">Hmm. I suppose I cannot argue with that. I was not spared the taunts as I grew up.</text:span>”</text:p>
      <text:p text:style-name="P100"/>
      <text:p text:style-name="P100">“<text:span text:style-name="T110">And does the sadness effect you? Or perhaps it is only those who knew the fall?</text:span>”</text:p>
      <text:p text:style-name="P100"/>
      <text:p text:style-name="P101">“<text:span text:style-name="T111">You realize that is quite a personal question, no?” He said shaking his head. But he continued. </text:span></text:p>
      <text:p text:style-name="P101"/>
      <text:p text:style-name="P101"><text:span text:style-name="T111">“If only.</text:span>” <text:span text:style-name="T110">Tzuras said, again brushing his hair away from his face. “There is a reason I walk the lands alone among nature. It was Ishira's way. Perhaps that is why it seems to help: a path of peace.”</text:span></text:p>
      <text:p text:style-name="P100"/>
      <text:p text:style-name="P100">“<text:span text:style-name="T112">There is little of that serenity left in the world.</text:span>”</text:p>
      <text:p text:style-name="P100"/>
      <text:p text:style-name="P100">“<text:span text:style-name="T113">Perhaps it died with her.</text:span>” <text:span text:style-name="T113">Tzuras shrugged. </text:span></text:p>
      <text:p text:style-name="P100"/>
      <text:p text:style-name="P100">“<text:span text:style-name="T113">I wondered if this island didn't emulate her in its stillness. Perhaps there is a ruin here?</text:span>” <text:span text:style-name="T113">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14">Oh...</text:span>” <text:span text:style-name="T114">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19">My totems are warning me of danger.</text:span>”</text:p>
      <text:p text:style-name="P108"/>
      <text:p text:style-name="P108">“<text:span text:style-name="T119">Ah, right, those totems. That’s not any magic I know of.</text:span>” <text:span text:style-name="T119">Yet he did get to his feet. “Should I wake Thella?”</text:span></text:p>
      <text:p text:style-name="P108"/>
      <text:p text:style-name="P110">“<text:span text:style-name="T119">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20">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19">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15">He frowned. “These totems are supposed to be a protective ward of sorts. Its not quite as simple as a circle, but you place them in a pattern and they ward off spirits and other things. Like I said the magic is not exact.”</text:p>
      <text:p text:style-name="P115"/>
      <text:p text:style-name="P115">“Hmm. The lack of control sounds frustrating.” Quentin said, tracing the shapes of the words in his <text:soft-page-break/>book. “I prefer the rigid yet dependable rules of northern magic.”</text:p>
      <text:p text:style-name="P115"/>
      <text:p text:style-name="P115">“Ha. You do seem the type. Well, what can I say. The University has mastered it. But as I was saying, there… there seem to be totems on the other islands. This is all quite confusing. I don't believe I've left the island since I landed.”</text:p>
      <text:p text:style-name="P115">Quentin peered upwards in the soft firelight, his book still open in his hands. “<text:span text:style-name="T121">I believe earlier I would have ridiculed you for a statement like that. But after seeing things shift here? How knows if we're on the same island we were on when we started. I'm not sure if that question even makes sense.</text:span>”</text:p>
      <text:p text:style-name="P115"/>
      <text:p text:style-name="P116">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16"/>
      <text:p text:style-name="P116">“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16"/>
      <text:p text:style-name="P116">He stared in to the fire for a moment before snapping the book closed with a snap. </text:p>
      <text:p text:style-name="P116"/>
      <text:p text:style-name="P116">“The simplest thing is often the truest.” He continued. “If there are totems on the other islands, and in the same configuration, there are two reasonable solutions. One, the island's magic is tricking your senses. Or, two, there are no other islands, <text:span text:style-name="T122">at least not in any meaningful way.</text:span>”</text:p>
      <text:p text:style-name="P116"/>
      <text:p text:style-name="P116">“Oh…<text:span text:style-name="T122"> Yes...That the whole area is under the sway of this magic. That does make sense. It is furthermore clear that the island reacts to people trespassing within its domain. Does this mean there is an intelligence here? Perhaps a mage of some sort?”</text:span></text:p>
      <text:p text:style-name="P116"/>
      <text:p text:style-name="P117">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17"/>
      <text:p text:style-name="P117">“Hmm. Perhaps like a spirit?” Tzuras grinned. </text:p>
      <text:p text:style-name="P117"/>
      <text:p text:style-name="P117">Quentin avoided eye contact with a cough. “Perhaps. I know little of such things.”</text:p>
      <text:p text:style-name="P117"/>
      <text:p text:style-name="P117">“<text:span text:style-name="T123">Spirits are obtuse. This fits. Although I have met people who used spirits for evil, I've never encountered a spirit that was evil itself.</text:span>”</text:p>
      <text:p text:style-name="P117"/>
      <text:p text:style-name="P117">“<text:span text:style-name="T123">Not even the undead?” Quentin asked. “Geremon's ilk have been particularly… useless lately, no? The one I visited in Mellont refused me any spells when I had them look at Thella.”</text:span></text:p>
      <text:p text:style-name="P117"/>
      <text:p text:style-name="P117">“<text:span text:style-name="T123">Perhaps that are tangently similar, but perhaps its simply an overuse of the word. I meant earth spirits, natural things.</text:span>”</text:p>
      <text:p text:style-name="P117"/>
      <text:p text:style-name="P117">“<text:span text:style-name="T123">Does this island seem natural to you?</text:span>” <text:span text:style-name="T123">Quentin asked, frowning at the gathering fog and shapless trees <text:s/>outside of the protection of the fire.</text:span></text:p>
      <text:p text:style-name="P117"/>
      <text:p text:style-name="P117"><text:soft-page-break/>“<text:span text:style-name="T123">I suppose not. Although it does use aspects of nature.</text:span>” <text:span text:style-name="T123">Tzuras said suddenly. “Perhaps something has gone wrong here… I traveled long ago. I tried to venture into the wastes. I thought with my skills I would be able perhaps to make it to Ankhsomar and after that, to the Fell itself.”</text:span></text:p>
      <text:p text:style-name="P117"/>
      <text:p text:style-name="P118">Quentin was fully alert now. “Ah. That is a perilous journey. So many maps end at the edge of that place, merely and note explaining more.”</text:p>
      <text:p text:style-name="P118"/>
      <text:p text:style-name="P118">“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18"/>
      <text:p text:style-name="P118">“So you think a similar thing is here?”</text:p>
      <text:p text:style-name="P116"/>
      <text:p text:style-name="P118">Tzuras gestured around. “Its strange. That is my best analogy, but this land is obviously not blasted. If you were to see it from afar, you might think it normal. And it does not seem quite as overtly hostile.”</text:p>
      <text:p text:style-name="P118"/>
      <text:p text:style-name="P119">And just as those word came from his mouth, a blood chilling scream echoed through the night.</text:p>
      <text:p text:style-name="P119"/>
      <text:p text:style-name="P119"/>
      <text:p text:style-name="P120">Quentin froze. </text:p>
      <text:p text:style-name="P120"/>
      <text:p text:style-name="P120">Tzuras stiffened, his eyes growing wide. “It wasn't coming for us...”</text:p>
      <text:p text:style-name="P120"/>
      <text:p text:style-name="P121">“<text:span text:style-name="T124">Odilon!</text:span>” <text:span text:style-name="T124">Tzuras said, springing to his feet. His wand was in his hand.</text:span></text:p>
      <text:p text:style-name="P121"/>
      <text:p text:style-name="P138">“That damn fool. We warned him.” Quentin said shaking his head. Still his countenance was darkened.</text:p>
      <text:p text:style-name="P121"/>
      <text:p text:style-name="P138">“It won't matter soon. Whatever it is. Its following him and he's bringing it right here.”</text:p>
      <text:p text:style-name="P121"/>
      <text:p text:style-name="P138">Quentin spun towards Tzuras. “What about your totems? What about the fire?”</text:p>
      <text:p text:style-name="P121"/>
      <text:p text:style-name="P138">“The fire might work. The totems… Are not placed correctly? Its hard to say… Whatever it is is slipping through the pattern. Or perhaps the pattern is changing around it. I cannot tell. They will be here in a moment.”</text:p>
      <text:p text:style-name="P121"/>
      <text:p text:style-name="P121">“<text:span text:style-name="T125">Thella!</text:span> <text:span text:style-name="T125">Wake up!” But once again Thella would not waken. </text:span></text:p>
      <text:p text:style-name="P121"/>
      <text:p text:style-name="P121">“<text:span text:style-name="T126">Do you have that leaf?</text:span>” <text:span text:style-name="T126">Quentin asked.</text:span></text:p>
      <text:p text:style-name="P121"/>
      <text:p text:style-name="P125">Tzuras shook his head. “No time!” The elf was signing something in the air and a flame suddenly appeared hovering delicately in midair.</text:p>
      <text:p text:style-name="P125"/>
      <text:p text:style-name="P125">“<text:span text:style-name="T127">Damn you elf!</text:span>” <text:span text:style-name="T127">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21"/>
      <text:p text:style-name="P139">“Where is it?” Quentin yelled.</text:p>
      <text:p text:style-name="P122"><text:soft-page-break/></text:p>
      <text:p text:style-name="P139">“I think I see Odilon! Hey! Here!” Tzuras called, waving his other hand.</text:p>
      <text:p text:style-name="P122"/>
      <text:p text:style-name="P140">A dark shape emerged from the forest in a rush. </text:p>
      <text:p text:style-name="P122"/>
      <text:p text:style-name="P140">Quentin flinched and tried to call to his mind the last words of a spell. Sweat ran down his face. He could not remember! His mind was blank!</text:p>
      <text:p text:style-name="P122"/>
      <text:p text:style-name="P141">Odilon dove into the clearing, coming to rest mere feet from the fire. He was clutching his arm while trying to maintain hold of the dagger Tzuras had given him. His eyes were wild with fear. </text:p>
      <text:p text:style-name="P123"/>
      <text:p text:style-name="P141">“Its coming!” He shouted.</text:p>
      <text:p text:style-name="P123"/>
      <text:p text:style-name="P126">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26"/>
      <text:p text:style-name="P126">They waited for a moment with nervous tension. </text:p>
      <text:p text:style-name="P126"/>
      <text:p text:style-name="P126">And another. </text:p>
      <text:p text:style-name="P126"/>
      <text:p text:style-name="P126">And yet another. </text:p>
      <text:p text:style-name="P126"/>
      <text:p text:style-name="P126">But nothing showed. </text:p>
      <text:p text:style-name="P126"/>
      <text:p text:style-name="P127">The fog swirled around them dangerously, but they could not see any movement. </text:p>
      <text:p text:style-name="P127"/>
      <text:p text:style-name="P127">“What was it Odilon?” Tzuras asked, glancing quickly down at the wounded man. </text:p>
      <text:p text:style-name="P127"/>
      <text:p text:style-name="P127">But the officer shook his head violently. “I-I couldn't see. Merely a force. Something so dangerous. Something with claws.”</text:p>
      <text:p text:style-name="P121"/>
      <text:p text:style-name="P124">“<text:span text:style-name="T128">Damn. So you couldn't get sight of it either… Perhaps we can scare it off. It does not like the fire.” Tzuras said signing with his wand. The orb hovering by him burst into life.</text:span></text:p>
      <text:p text:style-name="P124"/>
      <text:p text:style-name="P128">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28"/>
      <text:p text:style-name="P129">Darkness sucked back into its proper place, and went even a bit further. They unconsciously took a step backwards towards the fire. The darkness claimed the space they just occupied. </text:p>
      <text:p text:style-name="P129"/>
      <text:p text:style-name="P129">And there was silence and stillness amid the darkness. </text:p>
      <text:p text:style-name="P129"/>
      <text:p text:style-name="P129">Moments passed again and again, yet nothing seemed to change. </text:p>
      <text:p text:style-name="P129"/>
      <text:p text:style-name="P129">“Perhaps it was scared off...” Quentin said, moving from his protective stance holding Thella. His old <text:soft-page-break/>muscles burned and he longed to put her down. </text:p>
      <text:p text:style-name="P129"/>
      <text:p text:style-name="P129">“Do not move!” Tzuras commanded. Without breaking eye contact with the place where his spell had just impacted, he walked backwards, wand still outstretched. </text:p>
      <text:p text:style-name="P129"/>
      <text:p text:style-name="P129">For an instant, he looked at Odilon and reached out a hand to bring him to his feet. </text:p>
      <text:p text:style-name="P129"/>
      <text:p text:style-name="P129">“Thanks...” He said, drawing himself up.</text:p>
      <text:p text:style-name="P129"/>
      <text:p text:style-name="P129">And in that instant, something moved beyond the darkness. </text:p>
      <text:p text:style-name="P129"/>
      <text:p text:style-name="P129">Quentin felt it like a <text:span text:style-name="T132">sudden emptiness</text:span> against him, like <text:span text:style-name="T132">all the air had suddenly vanished around them, and his very being was tearing apart</text:span>. There was no escaping it. He felt his knees start to buckle under him. <text:span text:style-name="T129">A dark haze overtook his vision, and even the light from the fire dimmed. </text:span></text:p>
      <text:p text:style-name="P129"/>
      <text:p text:style-name="P129">“<text:span text:style-name="T129">Oh gods...</text:span>” <text:span text:style-name="T129">he cried out, clutching Thella. The others also seemed similarly afflicted. </text:span></text:p>
      <text:p text:style-name="P129"/>
      <text:p text:style-name="P130">Tzuras gritted his teeth, <text:span text:style-name="T130">wand still out towards the darkness.</text:span></text:p>
      <text:p text:style-name="P130"/>
      <text:p text:style-name="P130">“<text:span text:style-name="T130">What are you?</text:span>” <text:span text:style-name="T130">He yelled. </text:span></text:p>
      <text:p text:style-name="P130"/>
      <text:p text:style-name="P132">A shape moved near a tree. </text:p>
      <text:p text:style-name="P131"/>
      <text:p text:style-name="P132">Inexorably drawn to the <text:span text:style-name="T139">movement</text:span>, Quentin's eye traced the shape of the tree until it reached the low roots, where, slipped between the gnarled twisted shapes was some shape. He only caught a glimpse of it, and his courage failed him completely. </text:p>
      <text:p text:style-name="P131"/>
      <text:p text:style-name="P131">“<text:span text:style-name="T131">Oh gods! Oh gods! What is that? What is that!” Composure left him. Fear ran through his body, obliterating every other thought.</text:span> <text:span text:style-name="T131">His arms shook and his leg started to give away. In that moment though, his body stiffened, and wrenched in place by some force, he shuddered, half collapsed, half standing, while the fear and his oath warred with one another. </text:span></text:p>
      <text:p text:style-name="P131"/>
      <text:p text:style-name="P132">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31"/>
      <text:p text:style-name="P132">Tzuras eclipsed his view with his body as he took one purposeful step forward. It was all he managed. </text:p>
      <text:p text:style-name="P132"/>
      <text:p text:style-name="P132">The <text:span text:style-name="T133">obliterative</text:span> <text:span text:style-name="T133">emptiness </text:span>returned, horrible <text:span text:style-name="T133">and absolute. </text:span></text:p>
      <text:p text:style-name="P132"/>
      <text:p text:style-name="P133">The thing reached an inky black paw towards them as if trying the waters. <text:span text:style-name="T135">The fire behind them shuttered.</text:span></text:p>
      <text:p text:style-name="P128"/>
      <text:p text:style-name="P133">Quentin thought his heart was going to burst. His arms seared like fire and the emptiness took hold of it. He felt lit aflame, suddenly cast into a hurricane, <text:span text:style-name="T134">drawn out and vanished into the darkness.</text:span> Was he going to be drawn into nothingness?</text:p>
      <text:p text:style-name="P133"/>
      <text:p text:style-name="P134">It tried the fire again, and again the flames shuttered, but did not go out. </text:p>
      <text:p text:style-name="P134"/>
      <text:p text:style-name="P134"><text:soft-page-break/>He caught sight of black feathers, and some sort of unrecognizable hound like jaw press its way forward towards the light. </text:p>
      <text:p text:style-name="P134"/>
      <text:p text:style-name="P134">Tzuras shook his head violently. He managed to sign the last of a spell and a brilliant light flooded from the end of his wand.</text:p>
      <text:p text:style-name="P134">“<text:span text:style-name="T100">Back damn you</text:span><text:span text:style-name="T136">!” He cursed in elvish</text:span></text:p>
      <text:p text:style-name="P138"><text:s/></text:p>
      <text:p text:style-name="P135">The thing made no reaction to the sudden light, but did not approach. It stayed in place for the duration of the spell and a moment afterwards as if to signal Tzuras who was in control of the encounter. </text:p>
      <text:p text:style-name="P135"/>
      <text:p text:style-name="P135">Then, with a call between a wolf howl cut off into a falcon cry, it slithered its amorphous body through the tangle of roots back into the darkness.</text:p>
      <text:p text:style-name="P135"/>
      <text:p text:style-name="P136">The feeling of being torn apart left Quentin and he collapsed to his knees, careful to not let Thella fall. He placed her beside the fire once more and then collapsed to the ground. <text:span text:style-name="T137">He heard Odilon do the same.</text:span></text:p>
      <text:p text:style-name="P136"/>
      <text:p text:style-name="P137">Tzuras staggered over to the fire and pushed more kindling into it. </text:p>
      <text:p text:style-name="P137"/>
      <text:p text:style-name="P137">The darkness was pushed back a bit more.</text:p>
      <text:p text:style-name="P137"/>
      <text:p text:style-name="P137">He let out a choking sound and sat down. </text:p>
      <text:p text:style-name="P137"/>
      <text:p text:style-name="P137">“<text:span text:style-name="T138">Gods.</text:span>” <text:span text:style-name="T138">Odilon whispered. “What in the deathlord's name was that?”</text:span></text:p>
      <text:p text:style-name="P137"/>
      <text:p text:style-name="P142">But the others were too horrified and exhausted to say anything. They lay there for a long while, the unanswered question slipping into the stillness of the night. </text:p>
      <text:p text:style-name="P142"/>
      <text:p text:style-name="P142"/>
      <text:p text:style-name="P142"/>
      <text:p text:style-name="P142">The morning brought daylight of a sort, but no end to the mist. Quentin was just glad the beast hadn't decided to return. The thought of that shifting mass, the unnatural form of dark feathers and flesh still jumping to his mind unbidden.</text:p>
      <text:p text:style-name="P142"/>
      <text:p text:style-name="P142">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40">to the Library. </text:span></text:p>
      <text:p text:style-name="P142"/>
      <text:p text:style-name="P142">“<text:span text:style-name="T140">I think we'll all agree that we must get off this island as soon as possible?</text:span>” <text:span text:style-name="T140">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42"/>
      <text:p text:style-name="P143">His muscles and even bones still felt empty from the encounter with the thing, as if they would shatter at any moment. It was a strange feeling, and he slung the pack onto his back for no reason other than to feel the exertion of the weight. </text:p>
      <text:p text:style-name="P143"/>
      <text:p text:style-name="P144">Odilon just stared at him. The man may have laid down at the end of the encounter, but he sure didn't <text:soft-page-break/>appear to have slept any. His face was gaunt and tired. <text:span text:style-name="T141">He still clutched his arm.</text:span></text:p>
      <text:p text:style-name="P144"/>
      <text:p text:style-name="P153">“Did your group have any additional boats?” Quentin asked. </text:p>
      <text:p text:style-name="P145"/>
      <text:p text:style-name="P154">Something like relief washed over Odilon. “Yes. There were four large boats in total. Two for supplies.” But then some conflict seemed to rise in him. His face turned back into a frown as if considering something, and he pulled his black uniform around him.</text:p>
      <text:p text:style-name="P145"/>
      <text:p text:style-name="P154">“We ought to regroup with my fellow soldiers anyway. I need to warn them and the Sergeant about whats here on this island.”</text:p>
      <text:p text:style-name="P145"/>
      <text:p text:style-name="P154">“That seems prudent. You said they made camp at the southern point?” Tzuras asked.</text:p>
      <text:p text:style-name="P145"/>
      <text:p text:style-name="P155">“Yes. If we get near I should be able to find it. I… Sergeant Cyrus is a smart man. He'll know what to do.”</text:p>
      <text:p text:style-name="P146"/>
      <text:p text:style-name="P155">“I have no doubt. But what we really need to do is leave. I don't know what your orders were exactly, but I need to get Thella to the other side of this river.”</text:p>
      <text:p text:style-name="P146"/>
      <text:p text:style-name="P156">Odilon nodded. “Yes… Um. I think I might be able to convince him to allow you to take one of the boats. He's a fair man too. You'll see.” <text:s/></text:p>
      <text:p text:style-name="P146"/>
      <text:p text:style-name="P147">Quentin returned the nod, but noticed that the man was much more on edge, and much less sure of himself than before. </text:p>
      <text:p text:style-name="P147"/>
      <text:p text:style-name="P147">“<text:span text:style-name="T142">Then we'd best be off.</text:span>” <text:span text:style-name="T142">Quentin said, futilely attempting to wake Thella. “Do you mind if I borrow some of those smelling herbs? It seems...” He glanced at Odilon. “It seems like Thella might be sick from fishing for our soldier here.”</text:span></text:p>
      <text:p text:style-name="P147"/>
      <text:p text:style-name="P147">“<text:span text:style-name="T146">That was her then! I hardly remember everything, the water was so fierce. What a feat for such a child. I must thank her when she wakes.</text:span>”</text:p>
      <text:p text:style-name="P147"/>
      <text:p text:style-name="P148">Quentin shrugged and grabbed the small container from Tzuras which he used to awaken Thella. The child came to with a start and slowly got to her feet. </text:p>
      <text:p text:style-name="P148"/>
      <text:p text:style-name="P148">“<text:span text:style-name="T147">Thella, we're going to try to borrow a boat from Odilon's friends here.</text:span>”</text:p>
      <text:p text:style-name="P148"/>
      <text:p text:style-name="P148">“<text:span text:style-name="T147">Who is that? Is that the man in the water from earlier? Sorry I didn't say hi earlier. I fell asleep.</text:span>”</text:p>
      <text:p text:style-name="P148"/>
      <text:p text:style-name="P148">“<text:span text:style-name="T147">Well met.</text:span>” <text:span text:style-name="T147">Odilon said and smiled at the girl. </text:span></text:p>
      <text:p text:style-name="P148"/>
      <text:p text:style-name="P149">“<text:span text:style-name="T147">Are they on the island too?</text:span>” <text:span text:style-name="T147">She asked. “Did they crash on it as well?”</text:span></text:p>
      <text:p text:style-name="P149"/>
      <text:p text:style-name="P150">“Something like that. We're going to the southern end of the island. Are you hungry? I know we have food in here somewhere...”</text:p>
      <text:p text:style-name="P149"/>
      <text:p text:style-name="P150">“No. Its ok. I'm not hungry.” She said. “I want to walk. I don't like the water too much. It reminds me of when our boat crashed.”</text:p>
      <text:p text:style-name="P149"/>
      <text:p text:style-name="P150"><text:soft-page-break/>Quentin nodded. “Lets be going then.”</text:p>
      <text:p text:style-name="P150">The group collected their things. </text:p>
      <text:p text:style-name="P149"/>
      <text:p text:style-name="P150">They had <text:span text:style-name="T149">scarcely</text:span> gone a couple of feet before Tzuras stopped them.</text:p>
      <text:p text:style-name="P151">“Hold on one second. Before we go any further. I want to see if there is any sign of the beast.”</text:p>
      <text:p text:style-name="P151"/>
      <text:p text:style-name="P161">Odilon turned to Tzuras but did not get closer. “Not sure I want to know more about that thing...”</text:p>
      <text:p text:style-name="P151"/>
      <text:p text:style-name="P151">“<text:span text:style-name="T148">We may run across about it again. It would help to know what we're up against.</text:span>” <text:span text:style-name="T148">Tzuras said, stooping over the tangle of roots that the beast had watched them from.</text:span></text:p>
      <text:p text:style-name="P151"/>
      <text:p text:style-name="P151">“<text:span text:style-name="T149">Oh. Thella, whats wrong?</text:span>” <text:span text:style-name="T149">The girl had gripped his arm tightly and stared at the space Tzuras was in.</text:span></text:p>
      <text:p text:style-name="P120"/>
      <text:p text:style-name="P120">“<text:span text:style-name="T149">Uncle. There was something bad there last night.</text:span>”</text:p>
      <text:p text:style-name="P120"/>
      <text:p text:style-name="P120">“<text:span text:style-name="T149">Yes. There was some sort of beast. Did you wake up?” Quentin said, worried. The thing had been frightening enough to hill his bones. He had considered it a boon that the thing had approached them when she was asleep.</text:span></text:p>
      <text:p text:style-name="P120"/>
      <text:p text:style-name="P157">Thella shook her head. “No, but I dreamt of it. <text:span text:style-name="T150">I didn't like it at all. It was very scary.”</text:span></text:p>
      <text:p text:style-name="P157"/>
      <text:p text:style-name="P162">“I want to get off this island, Uncle.”</text:p>
      <text:p text:style-name="P157"/>
      <text:p text:style-name="P162">Quentin nodded down to her. “Gods, don't we all… We're going to borrow a bout from Odilon's friends and then well leave, ok?” Thella paused as if not sure whether that promise was good enough but finally agreed.</text:p>
      <text:p text:style-name="P157"/>
      <text:p text:style-name="P157">“<text:span text:style-name="T150">Tzuras, find anything?</text:span>” <text:span text:style-name="T150">Quentin peered over at the elf. </text:span></text:p>
      <text:p text:style-name="P157"/>
      <text:p text:style-name="P157">“<text:span text:style-name="T151">Well, yes. We talked earlier about what caused this… but spirits or no, that horrifying thing we saw last night was real.</text:span>”</text:p>
      <text:p text:style-name="P157"/>
      <text:p text:style-name="P158">Odilon grimaced and continued to hold his arm. “I could have told you that.”</text:p>
      <text:p text:style-name="P158"/>
      <text:p text:style-name="P158">“Well, more real than I expected. I dont' know the rules that bind those sort of things. Regardless, magic or no, this was an actual beast of flesh and bone. Look, it left fur.”</text:p>
      <text:p text:style-name="P158"/>
      <text:p text:style-name="P158">He held up a tuft of black hair.</text:p>
      <text:p text:style-name="P158"/>
      <text:p text:style-name="P158">“As you say.” Odilon cautioned. “Maybe I was wrong. Learn all you can about it I suppose, perhaps we can avoid its tracks.”</text:p>
      <text:p text:style-name="P158"/>
      <text:p text:style-name="P158">“Hmm. You're missing the important part, soldier.” Quentin said, rummaging though his pack for his book. “A real animal? Regardless of magics ensorcelling it, it can be warded off. I have never met a creature that abides the heat of fire.”</text:p>
      <text:p text:style-name="P158"/>
      <text:p text:style-name="P158">“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58"><text:soft-page-break/></text:p>
      <text:p text:style-name="P158">Quentin shut the book and agreed. “You're right. We must be on our way.”</text:p>
      <text:p text:style-name="P158"/>
      <text:p text:style-name="P152">Thella walked with them, holding Quentin's hand. Quentin looked behind them at the camp site and continued into the forest.</text:p>
      <text:p text:style-name="P152"/>
      <text:p text:style-name="P152"/>
      <text:p text:style-name="P152"/>
      <text:p text:style-name="P159">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52">The ground was soft with needles once more. Even the scent of the forest was dulled. Sap oozed from some of the trees, but issued no smell.</text:span></text:p>
      <text:p text:style-name="P159"/>
      <text:p text:style-name="P159">“<text:span text:style-name="T153">Ah.</text:span>” <text:span text:style-name="T153">Tzuras said, calling them to stop. </text:span></text:p>
      <text:p text:style-name="P159"/>
      <text:p text:style-name="P160">The crowded behind him.</text:p>
      <text:p text:style-name="P160"/>
      <text:p text:style-name="P160">“What is it?”</text:p>
      <text:p text:style-name="P160"/>
      <text:p text:style-name="P160">The elf gestured at the trunk closest to them. “<text:span text:style-name="T154">Look at the marks there.</text:span>”</text:p>
      <text:p text:style-name="P160"/>
      <text:p text:style-name="P163">The tree had been mauled. Long gashes cut their way deep into its core, past the bark <text:span text:style-name="T155">and </text:span>into the <text:span text:style-name="T155">soft core. Sap leaked from the injury.</text:span></text:p>
      <text:p text:style-name="P163"/>
      <text:p text:style-name="P163">“<text:span text:style-name="T156">Do you suppose its the same beast?</text:span>” <text:span text:style-name="T156">Thella asked, and reached towards the mark, but hesitated half way, staring at it.</text:span></text:p>
      <text:p text:style-name="P163"/>
      <text:p text:style-name="P163">“<text:span text:style-name="T156">It must be.</text:span>” <text:span text:style-name="T156">Odilon said. “Nothing we can learn here. We should hurry and get back to the camp. The fact that there are marks here means that the beast must be around.” He eyed the fog.</text:span></text:p>
      <text:p text:style-name="P163"/>
      <text:p text:style-name="P163">“<text:span text:style-name="T156">There's nothing to say it won't come out during the day.</text:span>” <text:span text:style-name="T156">He said, knife in one hand, the other held close by his side. </text:span></text:p>
      <text:p text:style-name="P163"/>
      <text:p text:style-name="P164">“<text:span text:style-name="T157">Hmm. That's where you're wrong. Thella, want to learn a bit about animal physiology?</text:span>” <text:span text:style-name="T157">Tzuras asked, now crouched and frowning at the marks. Quentin raised an eyebrow but was curious himself, so he let the elf continue.</text:span></text:p>
      <text:p text:style-name="P164"/>
      <text:p text:style-name="P173">“I don't know what you mean.” Thella admitted. “You can learn something from these?” She gestured at the marks. </text:p>
      <text:p text:style-name="P164"/>
      <text:p text:style-name="P173">“Yes. Firstly look at the height. Bears rear up on their hind legs sometimes when they claw at trees. Smaller animals like raccoons will scratch at the bottom or climb and eat insects from higher up.”</text:p>
      <text:p text:style-name="P164"/>
      <text:p text:style-name="P164">“<text:span text:style-name="T158">Whats your point? These marks are all over the place.</text:span>” <text:span text:style-name="T158">Quentin interjected. </text:span></text:p>
      <text:p text:style-name="P164"/>
      <text:p text:style-name="P165">The elf turned to him. “Been a while since the university. I didn't see you raise your hand.”</text:p>
      <text:p text:style-name="P165"/>
      <text:p text:style-name="P165">“But yes, you're right. These marks are all over.” The elf stood up and pointed at the tallest mark. </text:p>
      <text:p text:style-name="P165"><text:soft-page-break/></text:p>
      <text:p text:style-name="P165">“That is over eight feet tall. Thats assuming that it reached up, rather than bent down! But what do you see down there?”</text:p>
      <text:p text:style-name="P165"/>
      <text:p text:style-name="P165">Thella had crouched down herself and was inspecting marks further to the ground. </text:p>
      <text:p text:style-name="P165"/>
      <text:p text:style-name="P165">“Theres ones down here as well. Very low. If you or I tried to make them, we'd have to get down to our knees” <text:span text:style-name="T159">She pointed out, still shying away from actually touching the marks.</text:span></text:p>
      <text:p text:style-name="P165"/>
      <text:p text:style-name="P166">“Hmm. Good point. And there's also the <text:span text:style-name="T159">depth and texture to them. This one is straight and very deep, right into the heart wood. This other one is abruptly stopped; more of a rip.”</text:span></text:p>
      <text:p text:style-name="P166"/>
      <text:p text:style-name="P167">Odilon and Quentin puzzled over these new facts.</text:p>
      <text:p text:style-name="P166"/>
      <text:p text:style-name="P167">“Finally, there's the reason. Most beasts will tear off bark either because they have part of them that need the wear, like beavers or elk, or because they are eating either the bark or whats under it.”</text:p>
      <text:p text:style-name="P166"/>
      <text:p text:style-name="P167">“Hmm. And what do you think this beast was doing?” Quentin asked. A damp breeze blew through the forest, and the lot of them shivered. </text:p>
      <text:p text:style-name="P166"/>
      <text:p text:style-name="P167">“Neither of the two. If it were wear, it would be one tree, maybe two, and it would use one part of its body. And if it were eating the bark, it would be more purposeful, targeting whatever it eats.”</text:p>
      <text:p text:style-name="P166"/>
      <text:p text:style-name="P167">Odilon frowned and crossed his hands. </text:p>
      <text:p text:style-name="P166"/>
      <text:p text:style-name="P166">“<text:span text:style-name="T159">So whats that all mean then? What kind of behavior does this indicate?</text:span>”</text:p>
      <text:p text:style-name="P166"/>
      <text:p text:style-name="P167">Tzuras gestured for them to keep on moving and so they did while he revealed his fears.</text:p>
      <text:p text:style-name="P167"/>
      <text:p text:style-name="P167">“It was something darker. Rage, or perhaps pain. Everything about these marks is concerning. They're mindless. And look….”</text:p>
      <text:p text:style-name="P167"/>
      <text:p text:style-name="P167">He gestured to the trees in front of them. Every one of the trunks around them was shredded. The thick sap flowed like dark red blood from the wounds as the trees cried.</text:p>
      <text:p text:style-name="P167"/>
      <text:p text:style-name="P168">“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68"/>
      <text:p text:style-name="P174">Odilon stared at the elf. </text:p>
      <text:p text:style-name="P168"/>
      <text:p text:style-name="P169">“<text:span text:style-name="T160">Gods forget that.</text:span>” <text:span text:style-name="T160">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69"/>
      <text:p text:style-name="P169"><text:span text:style-name="T161">Tzuras nodded.</text:span> </text:p>
      <text:p text:style-name="P163"/>
      <text:p text:style-name="P170"><text:soft-page-break/>They quickened their pace and started off once more.</text:p>
      <text:p text:style-name="P170"/>
      <text:p text:style-name="P170"/>
      <text:p text:style-name="P170">“Do you know the way, Odilon?” Tzuras asked, tentatively bringing up the rear. He swung a quick check behind them to make sure nothing was following them. Thankfully, there was nothing the the obscuring fog.</text:p>
      <text:p text:style-name="P170"/>
      <text:p text:style-name="P170">“I believe so. This feels right for some reason.” He said, pointing towards a small rise. There was nothing to indicate anyone had ever been here. </text:p>
      <text:p text:style-name="P170"/>
      <text:p text:style-name="P170">“<text:span text:style-name="T162">Fine. As long as you do. How is your arm? I see you're still holding it.</text:span>”</text:p>
      <text:p text:style-name="P170"/>
      <text:p text:style-name="P172">The soldier's face darkened. “Its fine. Ill have <text:span text:style-name="T182">Edoma</text:span> look at it when we get to the camp. She's a good medic. It got me good though. I'll give it that.”</text:p>
      <text:p text:style-name="P172"/>
      <text:p text:style-name="P172">“I can take a look at it if you want. I know a couple of poultices that may be able to help.”</text:p>
      <text:p text:style-name="P172"/>
      <text:p text:style-name="P172">“Thank you for your offer but I think its best we simply get to the camp as soon as possible. As you can see, the bleeding has stopped. Its not so bad, and I can move it. I think it was superficial.”</text:p>
      <text:p text:style-name="P172"/>
      <text:p text:style-name="P172">Tzuras agreed and went back to studying their surroundings and keeping a watch on the way they had come. </text:p>
      <text:p text:style-name="P172"/>
      <text:p text:style-name="P172"/>
      <text:p text:style-name="P172"/>
      <text:p text:style-name="P175">Once again, the island revealed its puzzling expanse. It could not have been more than a few miles across yet they had yet to reach the camp, the river or any identifying markers whatsoever. </text:p>
      <text:p text:style-name="P175"/>
      <text:p text:style-name="P175">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175"/>
      <text:p text:style-name="P175">“Uncle. The trees have changed.”</text:p>
      <text:p text:style-name="P175"/>
      <text:p text:style-name="P175">Quentin glanced around nervously. Sure enough, the skeletal reach of deadened gnarled trees had replaced the pillar-like similarity of the pines. </text:p>
      <text:p text:style-name="P175"/>
      <text:p text:style-name="P175">“I don't remember these trees near my camp…” Odilon whispered. The admission elicited silence from the rest of the group. Yet through the strange character of the place, every one of them felt a strong desire to continue walking, if only to mask their dread. </text:p>
      <text:p text:style-name="P175"/>
      <text:p text:style-name="P175">“I'm sorry everyone. I really thought it was this way.”</text:p>
      <text:p text:style-name="P175"/>
      <text:p text:style-name="P175">Quentin moved to say something but Tzuras cut him off, one hand on the soldier's shoulder. </text:p>
      <text:p text:style-name="P175"/>
      <text:p text:style-name="P175">“Its ok. This place is twisted.”</text:p>
      <text:p text:style-name="P175"/>
      <text:p text:style-name="P175">Odilon nodded but did not look assured by the comment. </text:p>
      <text:p text:style-name="P175"><text:soft-page-break/></text:p>
      <text:p text:style-name="P175">“So… where do we go now?” Thella asked, “Where are we walking?”</text:p>
      <text:p text:style-name="P175"/>
      <text:p text:style-name="P176">Quentin shook his head. “I-I can't explain, but I really think we should continue walking...” He said, gripping Thella's hand. “I think that if we stop...”</text:p>
      <text:p text:style-name="P176"/>
      <text:p text:style-name="P176">Tzuras waved his hand through the dense fog and a grimmace ran across his face. </text:p>
      <text:p text:style-name="P176"/>
      <text:p text:style-name="P176">“This is an evil place. Something is very wrong here.” He offered. “Its not just the look of the trees. The trees, the fog, the shifting places, its all broken.”</text:p>
      <text:p text:style-name="P176"/>
      <text:p text:style-name="P176">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176"/>
      <text:p text:style-name="P176">They all agreed that Odilon's description of his feeling matched the one that they were feeling as well. And with nothing more than intuition and feeling the continued into the island. </text:p>
      <text:p text:style-name="P176"/>
      <text:p text:style-name="P176"/>
      <text:p text:style-name="P176"/>
      <text:p text:style-name="P176">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176"/>
      <text:p text:style-name="P176">“<text:span text:style-name="T163">I feel like we should stop.” Tzuras said, boldly breaking the silence. “Its getting dark, but I think we have enough time for me to set out some wards before we lose the sun. Wherever we are, walking several more miles probably won't help us.”</text:span></text:p>
      <text:p text:style-name="P176"/>
      <text:p text:style-name="P177">Odilon shook his head. “I swear we're close. I can't explain why but...”</text:p>
      <text:p text:style-name="P177"/>
      <text:p text:style-name="P177">Thella let out a small groan and clung to Quentin's hand.</text:p>
      <text:p text:style-name="P177"/>
      <text:p text:style-name="P177">“Uncle. I'm tired. We've been waking all day.” </text:p>
      <text:p text:style-name="P177"/>
      <text:p text:style-name="P177">Quentin had been about to council continuing, but his words lodged in his mouth. <text:span text:style-name="T166">He hesitated, trying to think of a solution. One came to mind.</text:span></text:p>
      <text:p text:style-name="P177"/>
      <text:p text:style-name="P177">“Oh. Thella. Of course you're tired. You haven't eaten a thing today!” He said, slinging his pack to the ground. </text:p>
      <text:p text:style-name="P177"/>
      <text:p text:style-name="P177">But the girl shook her head slowly. “I'm not hungry. Plus, neither have you.”</text:p>
      <text:p text:style-name="P177"/>
      <text:p text:style-name="P177">Quentin stopped for a moment and a puzzled expression took him. </text:p>
      <text:p text:style-name="P177"/>
      <text:p text:style-name="P177">“Neither have I?” He rubbed his head, trying to remember their journey today. Had it only been a day they had been walking? Had they really not eaten? That was impossible. They would have felt hungry. </text:p>
      <text:p text:style-name="P177"/>
      <text:p text:style-name="P177"><text:soft-page-break/>But Thella's comment had disquieted them all. </text:p>
      <text:p text:style-name="P177"/>
      <text:p text:style-name="P177">“Eaten?” Tzuras said, eyes wide. “My god. We really haven't eaten. I don't remember eating today at all, or even yesterday...” He turned to the soldier.</text:p>
      <text:p text:style-name="P177"/>
      <text:p text:style-name="P177">“Do you remember eating recently?”</text:p>
      <text:p text:style-name="P177"/>
      <text:p text:style-name="P177">The soldier shook his head and looked through his pack. “To be honest, all the stuff before the rapids was just a blur. I don't remember clearly. But here...” He lifted out a wrapped ration from his bag.</text:p>
      <text:p text:style-name="P177"/>
      <text:p text:style-name="P177">“I have several of these. I think there's supposed to be <text:span text:style-name="T164">seven</text:span> of them. <text:span text:style-name="T164">And there are seven still here...”</text:span></text:p>
      <text:p text:style-name="P177"/>
      <text:p text:style-name="P178">They had stopped by this point and they looked at each other with a mixture of shock and dismay.</text:p>
      <text:p text:style-name="P178"/>
      <text:p text:style-name="P178">“What does this mean?” Odilon asked the other two. “I'm not hungry. I should be hungry if I haven't eaten in two days.”</text:p>
      <text:p text:style-name="P171"/>
      <text:p text:style-name="P171">“<text:span text:style-name="T164">Another curiosity of this place I suppose?</text:span>” <text:span text:style-name="T164">Quentin said, with a grumble. “Perhaps its because of the changing of the land. This island is not as large as the amount of land we have covered. Maybe we only feel hungry for the actual distance we've traveled?”</text:span></text:p>
      <text:p text:style-name="P171"/>
      <text:p text:style-name="P178">Tzuras scratched his chin. “I suppose I haven't eaten in a very long while.” <text:span text:style-name="T165">he said, distantly, rummaging through his large pack. “Do I even have food in here?”</text:span></text:p>
      <text:p text:style-name="P178"/>
      <text:p text:style-name="P179">But a sudden and intense feeling slowly took hold of Quentin. The others were talking now, even Thella. They were all trying to figure out how it was possible for them to have spent several days without eating. </text:p>
      <text:p text:style-name="P179"/>
      <text:p text:style-name="P179">Quentin had crouched to look through his bag, but he slowly returned to his feet. </text:p>
      <text:p text:style-name="P179"/>
      <text:p text:style-name="P179">What was causing this feeling? </text:p>
      <text:p text:style-name="P179"/>
      <text:p text:style-name="P179">His eyes slid from one side of the forest to the other. Tzuras had been staring into the mist this whole time. Could there have been something that the woodsman had missed?</text:p>
      <text:p text:style-name="P179"/>
      <text:p text:style-name="P179">A chill started to work down Quentin's neck. It was as if he could feel the icy trickle of snow melt. He could not place it, but something was wrong. Even moreso than usual. </text:p>
      <text:p text:style-name="P179"/>
      <text:p text:style-name="P179">In one solid movement his pack was returned to his back and his hand had caught Thella's.</text:p>
      <text:p text:style-name="P179"/>
      <text:p text:style-name="P179">She looked up at him with surprise but quieted when she saw that his face was white and grave. </text:p>
      <text:p text:style-name="P179"/>
      <text:p text:style-name="P179">“Uncle...”</text:p>
      <text:p text:style-name="P179"/>
      <text:p text:style-name="P179">“Everyone, quiet. I can't explain it, but something is off here. Something <text:span text:style-name="T99">feels </text:span><text:span text:style-name="T101">wrong.</text:span>”</text:p>
      <text:p text:style-name="P179"/>
      <text:p text:style-name="P179">The others looked at him.</text:p>
      <text:p text:style-name="P179"/>
      <text:p text:style-name="P179">“What do you mean, feels?”</text:p>
      <text:p text:style-name="P179"><text:soft-page-break/></text:p>
      <text:p text:style-name="P179">“Stop talking and feel.” He gestured towards the forest in front of them.</text:p>
      <text:p text:style-name="P179"/>
      <text:p text:style-name="P179">Tzuras became quiet and seemed lost in concentration.</text:p>
      <text:p text:style-name="P179"/>
      <text:p text:style-name="P179">Odilon looked from the old man to the elf and back again. </text:p>
      <text:p text:style-name="P179"/>
      <text:p text:style-name="P179">“Is there something you're not telling me? Is the beast back?” he stiffened and his hand went for his knife again.</text:p>
      <text:p text:style-name="P179"/>
      <text:p text:style-name="P180">Tzuras inhaled as if to take a deep breath, but after a second it caught in his throat. His hand shot out and caught <text:span text:style-name="T167">Quentin's shirt. </text:span></text:p>
      <text:p text:style-name="P180"/>
      <text:p text:style-name="P180">“<text:span text:style-name="T167">Stay together. Something evil is near.</text:span>” <text:span text:style-name="T167">He said gravely. </text:span></text:p>
      <text:p text:style-name="P180"/>
      <text:p text:style-name="P181">There was no talking now. The group subconsciously shrank together, everyone peering in one direction or another. There was no movement that they could tell. </text:p>
      <text:p text:style-name="P181"/>
      <text:p text:style-name="P181">“<text:span text:style-name="T168">I feel it too now. Its strong. This way.</text:span>” <text:span text:style-name="T168">Tzuras said quietly.</text:span></text:p>
      <text:p text:style-name="P181"/>
      <text:p text:style-name="P182">They walked slowly and quietly in that direction. Thella held on to her uncle's hand with a sudden force. The old man could feel the bandages on his skin, the surprising strength of the small hand. </text:p>
      <text:p text:style-name="P182"/>
      <text:p text:style-name="P182">The<text:span text:style-name="T169">y</text:span> moved forward, scanning the forest for any sign of movement. <text:span text:style-name="T170">A breeze groaned through the trees: only a short gasp, cold and wet. Tzuras's eyes widened a bit. </text:span></text:p>
      <text:p text:style-name="P182"/>
      <text:p text:style-name="P182">“<text:span text:style-name="T170">There's blood nearby.</text:span>” <text:span text:style-name="T170">He said, directing them forward. </text:span></text:p>
      <text:p text:style-name="P182"/>
      <text:p text:style-name="P182">“<text:span text:style-name="T170">Right there. On the other side of that tree.</text:span>” <text:span text:style-name="T170">He pointed.</text:span></text:p>
      <text:p text:style-name="P182"/>
      <text:p text:style-name="P183">It was a gnarled oak whose vast bulk at some point had been split by lightning. Its branches were bare, yet still thick with unsettling bulbous growth which twisted this way and that with abandon. </text:p>
      <text:p text:style-name="P183"/>
      <text:p text:style-name="P183">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183"/>
      <text:p text:style-name="P183">The bark was blackened with rot. Grey moss ran its length. Torturous hollows were dug into its flesh, from which seeped pitch colored sap. </text:p>
      <text:p text:style-name="P183"/>
      <text:p text:style-name="P184">They edged a bit closer. </text:p>
      <text:p text:style-name="P184"/>
      <text:p text:style-name="P184">Finally they could see what it was they had been sensing. </text:p>
      <text:p text:style-name="P184"/>
      <text:p text:style-name="P184">Quentin was the first to react. He threw his hand over Thella's eyes and mouth. Yet he did not look away from the sight, <text:span text:style-name="T171">staring on it with shock. Thella buried her face into the older man's side.</text:span></text:p>
      <text:p text:style-name="P184"/>
      <text:p text:style-name="P185">Tzuras's <text:span text:style-name="T171">green</text:span> eyes dimmed, <text:span text:style-name="T171">and a sadness appeared in them, spreading to his face.</text:span></text:p>
      <text:p text:style-name="P185"><text:soft-page-break/></text:p>
      <text:p text:style-name="P186">Odilon let out a small groan and took a staggered half step forward, wounded arm uselessly outstretched.</text:p>
      <text:p text:style-name="P186"/>
      <text:p text:style-name="P186">Against the tree was a body, or at least what was left of one.</text:p>
      <text:p text:style-name="P186"/>
      <text:p text:style-name="P187">It was sprawled outwards, arms twisted at odd angles. Draped over its shoulders was a black uniform, the same as the one Odilon was wearing. To its side, covered in blood and half severed from the arm which held it, was a sword. </text:p>
      <text:p text:style-name="P187"/>
      <text:p text:style-name="P188">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188"/>
      <text:p text:style-name="P188">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73">It was bordered on its edges by the white remains of the upper ribcage and the fragments of skull still visible. </text:span></text:p>
      <text:p text:style-name="P188"/>
      <text:p text:style-name="P188">“<text:span text:style-name="T172">Oh god.</text:span>” <text:span text:style-name="T172">Quentin muttered and clenched Thella close to his side. </text:span></text:p>
      <text:p text:style-name="P188"/>
      <text:p text:style-name="P189">Tzuras had subsided into a sad disappointed frown. His head tilted slightly. He stared at the body in a disconnected and dispassionate manner. </text:p>
      <text:p text:style-name="P189"/>
      <text:p text:style-name="P190">Odilon face cycled through a number of emotions until it stopped on pained horror. He let out a cry and clutched his hands to his face.</text:p>
      <text:p text:style-name="P190"/>
      <text:p text:style-name="P190">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190"/>
      <text:p text:style-name="P190">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190"/>
      <text:p text:style-name="P190"><text:s/><text:span text:style-name="T174">And so, with one hand still holding Thella still, and the other outstretched, his tome open and whirling amid constructed wind he cursed the dead thing which lay before them.</text:span></text:p>
      <text:p text:style-name="P188"/>
      <text:p text:style-name="P191">Fire <text:span text:style-name="T175">formed in the space in front of the book</text:span>, and surged forward in a rolling tongue of flame which washed over the body. </text:p>
      <text:p text:style-name="P191"/>
      <text:p text:style-name="P191">“W-What are you doing?” Odilon asked and looked at Quentin, shocked. <text:s/></text:p>
      <text:p text:style-name="P188"/>
      <text:p text:style-name="P191">Tzuras simply stared, still transfixed by the sight in front of him. </text:p>
      <text:p text:style-name="P191"/>
      <text:p text:style-name="P191"><text:soft-page-break/>Quentin felt the visceral disgust peak inside him, the yawning open hole of the body groaned as the flames washed over it. <text:span text:style-name="T177">And for a moment, it seemed like the flames were captured by the hole, swirled, compressing into its unnatural darkness and vanished. </text:span><text:s/>Was that a sound it had made? It mattered not, only that it must be be destroyed now!</text:p>
      <text:p text:style-name="P191"/>
      <text:p text:style-name="P191">The flames built in intensity, hi<text:span text:style-name="T176">s</text:span> body tensed with effort and he clutched his book until the edges of the metal edged cover dug into his flesh. The fire flared now, blue streaks joining the reds and oranges, flickering in ribbons as the smashed into the body and the tree behind it. <text:span text:style-name="T177">Whatever strange effect he had seen, he would overpower it.</text:span></text:p>
      <text:p text:style-name="P191"/>
      <text:p text:style-name="P191">“Stop! Stop!” Odilon cried. For what reason, Quentin did not understand. The sudden feeling had taken him, and all he felt was rage against the unnatural thing, slowly burning away <text:span text:style-name="T178">in</text:span> his onslaught.</text:p>
      <text:p text:style-name="P191"/>
      <text:p text:style-name="P193">Odilon reached out and made to stop <text:span text:style-name="T177">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193"/>
      <text:p text:style-name="P194"><text:s/>Unhindered, Quentin let out a cry the opened back his book with one hand. “Die thing!” he shouted.</text:p>
      <text:p text:style-name="P194">The flames redoubled, white searing streaks joined the red and blue, and the air seared with heat. The tree behind the body groaned again, its weight suddenly held by only part of the trunk as the fire cut through it.</text:p>
      <text:p text:style-name="P194"/>
      <text:p text:style-name="P195">With a creaking protest, it started falling. But because of its rotten state, rather than falling over in one piece, it simply collapsed into pieces. Quentin kept the flames coming until the body <text:span text:style-name="T179">and remains of the tree were indistinguishable. </text:span></text:p>
      <text:p text:style-name="P195"/>
      <text:p text:style-name="P197">Finally, after he could truly no longer separate the body from the charred flesh of the tree, he stopped. In front of them now were merely a mound of charred black material. </text:p>
      <text:p text:style-name="P196"/>
      <text:p text:style-name="P196">“<text:span text:style-name="T180">Why?</text:span>” <text:span text:style-name="T180">Odilon asked, from the ground, tears now running from his eyes. </text:span></text:p>
      <text:p text:style-name="P196"/>
      <text:p text:style-name="P197">Quentin shook his head. “Shatter.” He said, signing with one finger outstretched from the book. The sigil seared into the air, and hung for a second before darting forward into the material. </text:p>
      <text:p text:style-name="P196"/>
      <text:p text:style-name="P197">Nothing happened. Quentin took a deep breath, the rage building once more inside of him. How dare such a wretched thing disobey his commands? He searched his mind of a proper spell to use, but none came clearly. </text:p>
      <text:p text:style-name="P197"/>
      <text:p text:style-name="P197">The pile in front of them shifted.</text:p>
      <text:p text:style-name="P197"/>
      <text:p text:style-name="P197">Quentin took a slow step backward, taking Thella with him. “Get behind me.” he said to her, ushering her to move with his hand. </text:p>
      <text:p text:style-name="P197"/>
      <text:p text:style-name="P197">The fog swirled around the blackened fetid chunks of rot. </text:p>
      <text:p text:style-name="P197"/>
      <text:p text:style-name="P197">Quentin held his book out as if warning the thing. No spell could come to mind.</text:p>
      <text:p text:style-name="P197"/>
      <text:p text:style-name="P198"><text:span text:style-name="T181">But finally whatever resistance the pile had to Quentin's spells rotted away much like the tree. Slowly </text:span><text:soft-page-break/><text:span text:style-name="T181">and excruciatingly, it bulged and deformed as the magic ripped through it. Slow. Much more slowly than it should have, it expanded like a puss filled bubble. </text:span></text:p>
      <text:p text:style-name="P198"/>
      <text:p text:style-name="P199">Finally it could hold <text:span text:style-name="T182">b</text:span>ack the magic <text:span text:style-name="T182">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198"/>
      <text:p text:style-name="P200">Tzuras nodded his head slowly.</text:p>
      <text:p text:style-name="P200"/>
      <text:p text:style-name="P200">But Odilon did not take things nearly that calmly. </text:p>
      <text:p text:style-name="P200"/>
      <text:p text:style-name="P200">“What have you done?” He yelled, taking a threatening step towards Quentin. </text:p>
      <text:p text:style-name="P200"/>
      <text:p text:style-name="P200">“T-That was <text:span text:style-name="T183">Edoma!</text:span>” <text:span text:style-name="T183">he shuddered. His body shook, and for a moment it looked like he was close to throwing up. But he regained his posture and draw his dagger. “That was Edoma!” he repeated. “What reason could you have for doing that?” he cried.</text:span></text:p>
      <text:p text:style-name="P200"/>
      <text:p text:style-name="P200">“<text:span text:style-name="T183">She was already dead.</text:span>” <text:span text:style-name="T183">Quentin stated. He looked down at Thella who was crying into his clothing. In the moment he could not think of what to say to her.</text:span></text:p>
      <text:p text:style-name="P200"/>
      <text:p text:style-name="P200">“<text:span text:style-name="T183">Still, the flames? Why? She deserved a proper burial.</text:span>”</text:p>
      <text:p text:style-name="P200"/>
      <text:p text:style-name="P201">Quentin had no good answer. Thoughts swirled in his head as he grasped for a reason for his actions.</text:p>
      <text:p text:style-name="P201"/>
      <text:p text:style-name="P201">“Something about it was wrong.” He said, with a bit of confusion. “Very wrong.”</text:p>
      <text:p text:style-name="P201"/>
      <text:p text:style-name="P201">“So you keep on saying! You and Tzuras with your talk about feelings and wrongness… y-you cremated her.”</text:p>
      <text:p text:style-name="P201"/>
      <text:p text:style-name="P201">“The beast, whatever it was had tore into her. You saw her body right? Even if there had been a high priest of Geremon right here, there would have been nothing they could have done.”</text:p>
      <text:p text:style-name="P201"/>
      <text:p text:style-name="P201">“So you say. I still see no reason why you must have destroyed her body! I- Oh gods!” This time his stomach could not withstand whatever thoughts crossed his mind. He dropped to his knees and dry heaved.</text:p>
      <text:p text:style-name="P201"/>
      <text:p text:style-name="P201">Quentin took a step closer, and thought of laying an arm on the soldier. </text:p>
      <text:p text:style-name="P201"/>
      <text:p text:style-name="P201">But amid his forceful spasms he looked up and jerked his injured arm in a dismissive gesture.</text:p>
      <text:p text:style-name="P201"/>
      <text:p text:style-name="P201">“Get back! Back you gods damned maniac! Gods!” </text:p>
      <text:p text:style-name="P201"/>
      <text:p text:style-name="P202">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02"/>
      <text:p text:style-name="P202">“Tzuras! You felt that, no?” He pointed at the elf. </text:p>
      <text:p text:style-name="P202"/>
      <text:p text:style-name="P202"><text:soft-page-break/>Tzuras shook himself aware at the sound of his name. </text:p>
      <text:p text:style-name="P202">“Yes.” <text:s/>He said gravely. “Sorry, I- The flames… they reminded me of something.”</text:p>
      <text:p text:style-name="P202"/>
      <text:p text:style-name="P202">Again Quentin felt himself being crushed. Of course the elf would be horrified by the flames he had used. <text:span text:style-name="T184">Tzuras had insinuated that he had not been present for the fall, but still, perhaps something linked him with those flames, or reminded him of them.</text:span></text:p>
      <text:p text:style-name="P202"/>
      <text:p text:style-name="P203">Quentin gritted his teeth. “Damn...” He hissed. He looked down at Thella and was crushed for a third time. She had not looked at his actions, but surely she had heard them. She would be frightened. </text:p>
      <text:p text:style-name="P203"/>
      <text:p text:style-name="P203">“I...” Quentin said towards Odilon. But he closed his hand and shook his head. </text:p>
      <text:p text:style-name="P203"/>
      <text:p text:style-name="P203">“I care not what you do. I must look after Thella.”</text:p>
      <text:p text:style-name="P203"/>
      <text:p text:style-name="P203">He stepped aside with the child.</text:p>
      <text:p text:style-name="P203"/>
      <text:p text:style-name="P205">Thella looked up at him and a moment of passive horror washed over him. For a second he could not recognize her. He saw only her mask and <text:span text:style-name="T185">he </text:span>stared, unable to comprehend what he was seeing. <text:span text:style-name="T185">She had readorned the object to her face. His brain slowly worked at what he was seeing until he came to his senses.</text:span></text:p>
      <text:p text:style-name="P205"/>
      <text:p text:style-name="P205">He crouched down and reached a hand out to <text:span text:style-name="T185">take the object off her face and</text:span> wipe away her tears, trying to conceal his shock.</text:p>
      <text:p text:style-name="P205"/>
      <text:p text:style-name="P205">“<text:span text:style-name="T186">Thella dear. Its ok. You don't need to wear that here.</text:span>”</text:p>
      <text:p text:style-name="P205"/>
      <text:p text:style-name="P206">But the young girl clutched to it and didn't let him move it. </text:p>
      <text:p text:style-name="P206"/>
      <text:p text:style-name="P206">“No...” She sobbed. “Don't take it off.”</text:p>
      <text:p text:style-name="P204"/>
      <text:p text:style-name="P204">“But…”</text:p>
      <text:p text:style-name="P204"/>
      <text:p text:style-name="P207">However, at this point, the girls words became incomprehensible and she devolved into tears. He crouched, and held her as best as he could, for a long while. </text:p>
      <text:p text:style-name="P207"/>
      <text:p text:style-name="P207">Finally she spoke.</text:p>
      <text:p text:style-name="P204"/>
      <text:p text:style-name="P204">“<text:span text:style-name="T187">Uncle. I could hear everything. I could feel those flames. I don't think I've ever seen you use magic like that. Why did you burn that body?</text:span>”</text:p>
      <text:p text:style-name="P204"/>
      <text:p text:style-name="P209">And finally he could not stay silent. The truth slipped slowly from his mouth.</text:p>
      <text:p text:style-name="P209"/>
      <text:p text:style-name="P209">“I don't know. It was a feeling.” He said, frowning.</text:p>
      <text:p text:style-name="P209"/>
      <text:p text:style-name="P210">Thella was upset. More than just fear. He couldn't see her face with that damn mask on, but he could tell from the minute change in posture. Perhaps her hand had lessened its grip on his clothing just the tiniest amount. </text:p>
      <text:p text:style-name="P210"/>
      <text:p text:style-name="P210">“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10"/>
      <text:p text:style-name="P210">“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10"/>
      <text:p text:style-name="P210">“Are you ok?” he knelt and stared <text:s/>face to face wtih the young girl.</text:p>
      <text:p text:style-name="P210"/>
      <text:p text:style-name="P211">The blank emotionless mask stared back at him. He could only just make the sad eyes from behind its featurelessness. </text:p>
      <text:p text:style-name="P211"/>
      <text:p text:style-name="P211">“No.” She said. “I couldn't feel the fire. I couldn't feel it at all. I could hear it, I could even see its light even though I was looking away, but I couldn't feel it. I don't like it Uncle. Its scaring me.”</text:p>
      <text:p text:style-name="P211"/>
      <text:p text:style-name="P211">He pulled her into a hug, and despite some hesitation she relented. He could feel her sobbing as she embraced him back. </text:p>
      <text:p text:style-name="P211"/>
      <text:p text:style-name="P211">“I don't want to waste away.” She sobbed. “I don't want to become like that thing on the tree.”</text:p>
      <text:p text:style-name="P211"/>
      <text:p text:style-name="P212">At the mention of the corpse, he couldn't help but shiver for a moment. And despite his brush it off, he knew she had sensed that something was wrong. </text:p>
      <text:p text:style-name="P212"/>
      <text:p text:style-name="P212">He gently pulled her back in front of <text:span text:style-name="T188">him. </text:span></text:p>
      <text:p text:style-name="P210"/>
      <text:p text:style-name="P210">“<text:span text:style-name="T188">Thats not going to happen.</text:span>” <text:span text:style-name="T188">He said with a bit more force than he intended. He loosened the grasp on her arm. He struggled not to break into tears himself. He stopped and wiped his eyes.</text:span></text:p>
      <text:p text:style-name="P210"/>
      <text:p text:style-name="P210">“<text:span text:style-name="T188">It won't happen. I'm not going to let it.</text:span>” <text:span text:style-name="T188">He said. </text:span></text:p>
      <text:p text:style-name="P210"/>
      <text:p text:style-name="P213">But he could not tell her reaction. </text:p>
      <text:p text:style-name="P213"/>
      <text:p text:style-name="P213">“… Don't you want to take that off?” he tried again. </text:p>
      <text:p text:style-name="P213"/>
      <text:p text:style-name="P213">She shook her head. </text:p>
      <text:p text:style-name="P213"/>
      <text:p text:style-name="P213">He grabbed her hand. “Lets see if we can find that boat.” </text:p>
      <text:p text:style-name="P213"/>
      <text:p text:style-name="P213">Tzuras and Odilon were talking in hushed tones when the other two came back, <text:span text:style-name="T190">sitting facing one another on the ground. </text:span><text:s/></text:p>
      <text:p text:style-name="P213"/>
      <text:p text:style-name="P213">They looked up with haunted faces, which Quentin ignored.</text:p>
      <text:p text:style-name="P213"/>
      <text:p text:style-name="P213">“Thella and I are going to look for the boats, if they're still here.”</text:p>
      <text:p text:style-name="P213"/>
      <text:p text:style-name="P213">Tzuras nodded. Odion frowned at the older man. </text:p>
      <text:p text:style-name="P213"><text:soft-page-break/></text:p>
      <text:p text:style-name="P213">“Fine. We're going to see if we can find any of the others.” Tzuras stated. He seemed to have mostly recovered from the experience. </text:p>
      <text:p text:style-name="P213"/>
      <text:p text:style-name="P213">Quentin nodded. “I have a bad feeling about it though.” he added.</text:p>
      <text:p text:style-name="P213"/>
      <text:p text:style-name="P213">But Odilon swung around, his eyes bloodshot. “Did I fucking ask your opinion?”</text:p>
      <text:p text:style-name="P213"/>
      <text:p text:style-name="P213">Quentin shrugged and gestured to Thella. The started off towards where they thought they could hear the water. </text:p>
      <text:p text:style-name="P213"/>
      <text:p text:style-name="P213"/>
      <text:p text:style-name="P213">Tzuras looked at Odilon. </text:p>
      <text:p text:style-name="P213"/>
      <text:p text:style-name="P213">“<text:span text:style-name="T189">You got my back?</text:span>” <text:span text:style-name="T189">He asked the elf, holding his injured arm close. With his good one, he furled his jacket around him and stared at the insignia on the shoulder for a moment. </text:span></text:p>
      <text:p text:style-name="P213"/>
      <text:p text:style-name="P213">“<text:span text:style-name="T191">Yes.</text:span>” <text:span text:style-name="T191">He said, before getting up. He extended a hand to the soldier, who took it with his good one, and got to his feet. </text:span></text:p>
      <text:p text:style-name="P213"/>
      <text:p text:style-name="P214">“<text:span text:style-name="T191">Perhaps the Sergeant is still here. He was a strong swordsman. He knew the second form. And a good man.” Tzuras nodded.</text:span></text:p>
      <text:p text:style-name="P214"/>
      <text:p text:style-name="P215">They walked into the remains of the camp.</text:p>
      <text:p text:style-name="P215"/>
      <text:p text:style-name="P216">They did not find any of Odilon's unit alive. </text:p>
      <text:p text:style-name="P216"/>
      <text:p text:style-name="P216">Here and there lay bit of bodies. Blood lay dried in and among the leaves, <text:span text:style-name="T202">at one point</text:span> seeping into the cracks to run unhindered into the ground. There were no flies. There was no smell even. However, the sight was not made any better by that fact. </text:p>
      <text:p text:style-name="P216"/>
      <text:p text:style-name="P216">Tzuras had regained his composure, yet still could feel an unimaginable sorrow whenever he found another body. </text:p>
      <text:p text:style-name="P216"/>
      <text:p text:style-name="P216">“T-Thats Kolen. He was the tallest son of a bitch I ever saw. We used to tease him and say his mother was half giant.” The corpse lay slumped against a fallen log. Its torso was upwards, but its head was missing.</text:p>
      <text:p text:style-name="P216"/>
      <text:p text:style-name="P216">“I guess I should bury them...” Odilon said, more to himself than to Tzuras. </text:p>
      <text:p text:style-name="P216"/>
      <text:p text:style-name="P217">The elf and Odilon started dragging them together the best they could. </text:p>
      <text:p text:style-name="P217"/>
      <text:p text:style-name="P217">Odilon had to stop after the first five.</text:p>
      <text:p text:style-name="P217"/>
      <text:p text:style-name="P217">He double over against one of the trees and tried to throw up again, but once more nothing came. </text:p>
      <text:p text:style-name="P217"/>
      <text:p text:style-name="P218">He wiped his mouth and stood up, a sudden look of anger crossing his face. </text:p>
      <text:p text:style-name="P218"/>
      <text:p text:style-name="P218">“Did it take them in the night?” He asked Tzuras. </text:p>
      <text:p text:style-name="P218"><text:soft-page-break/></text:p>
      <text:p text:style-name="P218">“Some of them, like Edoma had their weapons drawn. I didn't see any sign of the beast though.”</text:p>
      <text:p text:style-name="P218"/>
      <text:p text:style-name="P218">“Yes. I think so. One of them was still in his sleeping clothes. The others must have been keeping watch.”</text:p>
      <text:p text:style-name="P218"/>
      <text:p text:style-name="P218">Odilon looked at Tzuras and traced his eye down to the corpse wrapped in pale linen. </text:p>
      <text:p text:style-name="P218"/>
      <text:p text:style-name="P218">A <text:span text:style-name="T192">grimace</text:span> of horror, revulsion and anger gripped Odilon. He clenched his hand into a fist, the released it and ran his hand through his hand violently through his hair. </text:p>
      <text:p text:style-name="P218"/>
      <text:p text:style-name="P218">“<text:span text:style-name="T193">That’s</text:span> Adrian. This was literally his first deployment outside of the city. Gods what the hell… How could he deserve this? How could this happen?”</text:p>
      <text:p text:style-name="P218"/>
      <text:p text:style-name="P228">Tzuras was looking at the young man <text:span text:style-name="T203">Odilon had named</text:span>. The blood on him was dried. </text:p>
      <text:p text:style-name="P218"/>
      <text:p text:style-name="P218">He turned to Tzuras, shook his head, and helped him pull the smaller corpse to the pile. </text:p>
      <text:p text:style-name="P218"/>
      <text:p text:style-name="P219">“It just doesn't seem possible.” <text:span text:style-name="T192">He pleaded to Tzuras, “Cyrus, Edoma, the other Corporal Iwan. They're not like me. They're veterans. I always thought they pulled Iwan to maybe… counter balance my lack of field experience.”</text:span></text:p>
      <text:p text:style-name="P219"/>
      <text:p text:style-name="P220">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20"/>
      <text:p text:style-name="P220">He looked down at the body he was dragging. “But no. I had read too many stories of the First. Damn worked into my head. Fuck!” He let the body fall onto the pile. </text:p>
      <text:p text:style-name="P220"/>
      <text:p text:style-name="P220">“How is any of this fair? None of these people deserved this, Tzuras. They were good people.”</text:p>
      <text:p text:style-name="P220"/>
      <text:p text:style-name="P220">The elf laid a hand on the soldier's shoulder. </text:p>
      <text:p text:style-name="P220"/>
      <text:p text:style-name="P220">“<text:span text:style-name="T194">The world is a cruel place Odilon. Fair? Unfair? Perhaps the gods think of such things. But if so, it does not show. At least not that I can tell.”</text:span></text:p>
      <text:p text:style-name="P220"/>
      <text:p text:style-name="P221">Odilon looked back at Tzuras. “Yes. Of course. <text:span text:style-name="T195">Sorry.</text:span>”</text:p>
      <text:p text:style-name="P221"/>
      <text:p text:style-name="P222">“<text:span text:style-name="T196">Lets see if there is anything that’s left of the camp.</text:span>”</text:p>
      <text:p text:style-name="P222"/>
      <text:p text:style-name="P222"><text:span text:style-name="T196">It seemed that the beast was mostly preoccupied by the soldiers. Their equipment was scattered, but not destroyed. </text:span></text:p>
      <text:p text:style-name="P222"/>
      <text:p text:style-name="P222">“<text:span text:style-name="T196">Some of this food still looks good.</text:span>” <text:span text:style-name="T196">Tzuras said, looking through things. </text:span></text:p>
      <text:p text:style-name="P222"/>
      <text:p text:style-name="P222">“<text:span text:style-name="T196">Ugh. There's two more here. Help me move them out.</text:span>”</text:p>
      <text:p text:style-name="P222"/>
      <text:p text:style-name="P223"><text:span text:style-name="T196">They moved the two bodies. Odilon surveyed the grim pile.</text:span></text:p>
      <text:p text:style-name="P223"><text:soft-page-break/></text:p>
      <text:p text:style-name="P223">“<text:span text:style-name="T197">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23"/>
      <text:p text:style-name="P224"><text:span text:style-name="T197">Tzuras nodded and turned to the soldier. “This may not help, but I do not intend to leave this island.”</text:span></text:p>
      <text:p text:style-name="P224"/>
      <text:p text:style-name="P224"><text:span text:style-name="T198">Odilon stopped and stared back intently. “What do you mean by that?”</text:span></text:p>
      <text:p text:style-name="P224"/>
      <text:p text:style-name="P225"><text:span text:style-name="T198">Tzuras's green eyes flared. “I've seen enough after this. I said before, I'm here to find this thing. To deal with it.”</text:span></text:p>
      <text:p text:style-name="P225"/>
      <text:p text:style-name="P225"><text:span text:style-name="T199">Odilon looked at him warily. </text:span></text:p>
      <text:p text:style-name="P225"/>
      <text:p text:style-name="P225">“<text:span text:style-name="T199">As a naturalist, as a learned spirit medium… in Ishira's name as well... I don't intend to leave. I'm going to kill this thing. I will help Quentin and the girl leave the island, but once they are gone, should you seek revenge, you have a partner.</text:span>”</text:p>
      <text:p text:style-name="P225"/>
      <text:p text:style-name="P226">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26"/>
      <text:p text:style-name="P227">“<text:span text:style-name="T200">I suppose you're right. Get the girl and old man off the island. No sense dragging anyone else into this. We go and hunt that fucking thing down.</text:span>” <text:span text:style-name="T201">He stuck out his hand and the elf grabbed it with his own.</text:span></text:p>
      <text:p text:style-name="P227"/>
      <text:p text:style-name="P227"><text:span text:style-name="T201">“That old bastard is a real piece of work. I don't understand him most of the time. I feel sorry for the girl that she got stuck with a guy like that. But it is the right thing to do. Boats first. Blood second. Lets go get them before this place shifts on us again.” He looked around the gnarled twisted trees. “Heh, if it hasn't shifted already.”</text:span></text:p>
      <text:p text:style-name="P227"/>
      <text:p text:style-name="P229"><text:span text:style-name="T205">&lt;</text:span>Tzuras finds evidence that the bodies have been here for a long while on “Leger”. Finds a body that looks like Odilon. <text:span text:style-name="T204">When he returns, Odilon has changed his mind and has burned the bodies.&gt; </text:span></text:p>
      <text:p text:style-name="P229"><text:s/></text:p>
      <text:p text:style-name="P227"/>
      <text:p text:style-name="P227"><text:span text:style-name="T201"><text:s text:c="2"/></text:span></text:p>
      <text:p text:style-name="P226"/>
      <text:p text:style-name="P226"/>
      <text:p text:style-name="P220"/>
      <text:p text:style-name="P216"/>
      <text:p text:style-name="P216"/>
      <text:p text:style-name="P216"/>
      <text:p text:style-name="P216"/>
      <text:p text:style-name="P213"/>
      <text:p text:style-name="P213"><text:s/></text:p>
      <text:p text:style-name="P210"/>
      <text:p text:style-name="P210"/>
      <text:p text:style-name="P204"/>
      <text:p text:style-name="P204"><text:soft-page-break/></text:p>
      <text:p text:style-name="P201"/>
      <text:p text:style-name="P201"/>
      <text:p text:style-name="P192"/>
      <text:p text:style-name="P192"/>
      <text:p text:style-name="P188"/>
      <text:p text:style-name="P188"><text:s text:c="2"/></text:p>
      <text:p text:style-name="P182"/>
      <text:p text:style-name="P182"/>
      <text:p text:style-name="P180"/>
      <text:p text:style-name="P180"/>
      <text:p text:style-name="P180"/>
      <text:p text:style-name="P1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alatino Linotype’" svg:font-family="'‘Palatino Linotype’', '‘Book Antiqua’', Palatino,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8-20T23:59:14.364000000</dc:date>
    <meta:editing-duration>P1DT13H49M14S</meta:editing-duration>
    <meta:editing-cycles>295</meta:editing-cycles>
    <meta:generator>LibreOffice/5.0.5.2$Windows_X86_64 LibreOffice_project/55b006a02d247b5f7215fc6ea0fde844b30035b3</meta:generator>
    <meta:document-statistic meta:table-count="0" meta:image-count="0" meta:object-count="0" meta:page-count="53" meta:paragraph-count="883" meta:word-count="22937" meta:character-count="124899" meta:non-whitespace-character-count="102442"/>
  </office:meta>
</office:document-meta>
</file>